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4.57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0.771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0.644cm"/>
    </style:style>
    <style:style style:name="co10" style:family="table-column">
      <style:table-column-properties fo:break-before="auto" style:column-width="1.069cm"/>
    </style:style>
    <style:style style:name="co11" style:family="table-column">
      <style:table-column-properties fo:break-before="auto" style:column-width="3.798cm"/>
    </style:style>
    <style:style style:name="co12" style:family="table-column">
      <style:table-column-properties fo:break-before="auto" style:column-width="9.49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232cm"/>
    </style:style>
    <style:style style:name="co15" style:family="table-column">
      <style:table-column-properties fo:break-before="auto" style:column-width="0.474cm"/>
    </style:style>
    <style:style style:name="co16" style:family="table-column">
      <style:table-column-properties fo:break-before="auto" style:column-width="1.175cm"/>
    </style:style>
    <style:style style:name="co17" style:family="table-column">
      <style:table-column-properties fo:break-before="auto" style:column-width="1.875cm"/>
    </style:style>
    <style:style style:name="co18" style:family="table-column">
      <style:table-column-properties fo:break-before="auto" style:column-width="3.064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852cm"/>
    </style:style>
    <style:style style:name="co22" style:family="table-column">
      <style:table-column-properties fo:break-before="auto" style:column-width="2.3cm"/>
    </style:style>
    <style:style style:name="co23" style:family="table-column">
      <style:table-column-properties fo:break-before="auto" style:column-width="2.491cm"/>
    </style:style>
    <style:style style:name="co24" style:family="table-column">
      <style:table-column-properties fo:break-before="auto" style:column-width="1.579cm"/>
    </style:style>
    <style:style style:name="co25" style:family="table-column">
      <style:table-column-properties fo:break-before="auto" style:column-width="1.429cm"/>
    </style:style>
    <style:style style:name="co26" style:family="table-column">
      <style:table-column-properties fo:break-before="auto" style:column-width="1.494cm"/>
    </style:style>
    <style:style style:name="co27" style:family="table-column">
      <style:table-column-properties fo:break-before="auto" style:column-width="1.536cm"/>
    </style:style>
    <style:style style:name="co28" style:family="table-column">
      <style:table-column-properties fo:break-before="auto" style:column-width="1.79cm"/>
    </style:style>
    <style:style style:name="co29" style:family="table-column">
      <style:table-column-properties fo:break-before="auto" style:column-width="1.132cm"/>
    </style:style>
    <style:style style:name="co30" style:family="table-column">
      <style:table-column-properties fo:break-before="auto" style:column-width="2.427cm"/>
    </style:style>
    <style:style style:name="co31" style:family="table-column">
      <style:table-column-properties fo:break-before="auto" style:column-width="2.406cm"/>
    </style:style>
    <style:style style:name="co32" style:family="table-column">
      <style:table-column-properties fo:break-before="auto" style:column-width="0.517cm"/>
    </style:style>
    <style:style style:name="ro1" style:family="table-row">
      <style:table-row-properties style:row-height="2.5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ackground-color="transparent" style:rotation-angle="90" style:vertical-align="bottom"/>
      <style:paragraph-properties fo:text-align="end" fo:margin-left="0cm"/>
    </style:style>
    <style:style style:name="ce2" style:family="table-cell" style:parent-style-name="Default" style:data-style-name="N0">
      <style:table-cell-properties style:text-align-source="value-type" style:repeat-content="false" fo:background-color="transparent" style:vertical-align="bottom"/>
      <style:paragraph-properties fo:margin-left="0cm"/>
    </style:style>
    <style:style style:name="ce19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ackground-color="transparent" style:rotation-angle="90" style:vertical-align="bottom"/>
      <style:paragraph-properties fo:text-align="end" fo:margin-left="0cm"/>
    </style:style>
    <style:style style:name="ce23" style:family="table-cell" style:parent-style-name="Default">
      <style:table-cell-properties style:text-align-source="value-type" style:repeat-content="false" fo:background-color="transparent" style:vertical-align="bottom"/>
      <style:paragraph-properties fo:margin-left="0cm"/>
    </style:style>
    <style:style style:name="ce11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value-type" style:repeat-content="false" fo:background-color="transparent" style:rotation-angle="0" style:vertical-align="bottom"/>
      <style:paragraph-properties fo:margin-left="0cm"/>
    </style:style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16348" table:default-cell-style-name="Default"/>
        <table:table-row table:style-name="ro1">
          <table:table-cell table:style-name="ce10" office:value-type="string" calcext:value-type="string">
            <text:p>テーブル順</text:p>
          </table:table-cell>
          <table:table-cell table:style-name="ce10" office:value-type="string" calcext:value-type="string">
            <text:p>デッキ順</text:p>
          </table:table-cell>
          <table:table-cell table:style-name="ce2" office:value-type="string" calcext:value-type="string">
            <text:p>ID</text:p>
          </table:table-cell>
          <table:table-cell table:style-name="ce17" office:value-type="string" calcext:value-type="string">
            <text:p>ローカルID</text:p>
          </table:table-cell>
          <table:table-cell table:style-name="ce23" office:value-type="string" calcext:value-type="string">
            <text:p>カード名</text:p>
          </table:table-cell>
          <table:table-cell table:style-name="ce23" office:value-type="string" calcext:value-type="string">
            <text:p>表示名</text:p>
          </table:table-cell>
          <table:table-cell table:style-name="ce23" office:value-type="string" calcext:value-type="string">
            <text:p>読み仮名</text:p>
          </table:table-cell>
          <table:table-cell table:style-name="ce23" office:value-type="string" calcext:value-type="string">
            <text:p>収録</text:p>
          </table:table-cell>
          <table:table-cell table:style-name="ce10" office:value-type="string" calcext:value-type="string">
            <text:p>収録番号</text:p>
          </table:table-cell>
          <table:table-cell table:style-name="ce10" office:value-type="string" calcext:value-type="string">
            <text:p>レアリティ</text:p>
          </table:table-cell>
          <table:table-cell table:style-name="ce10" office:value-type="string" calcext:value-type="string">
            <text:p>レアリティ番号</text:p>
          </table:table-cell>
          <table:table-cell table:style-name="ce23" office:value-type="string" calcext:value-type="string">
            <text:p>種類</text:p>
          </table:table-cell>
          <table:table-cell table:style-name="ce10" office:value-type="string" calcext:value-type="string">
            <text:p>種類番号</text:p>
          </table:table-cell>
          <table:table-cell table:style-name="ce23" office:value-type="string" calcext:value-type="string">
            <text:p>色</text:p>
          </table:table-cell>
          <table:table-cell table:style-name="ce10" office:value-type="string" calcext:value-type="string">
            <text:p>色番号</text:p>
          </table:table-cell>
          <table:table-cell table:style-name="ce10" office:value-type="string" calcext:value-type="string">
            <text:p>レベル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HP</text:p>
          </table:table-cell>
          <table:table-cell table:style-name="ce24" office:value-type="string" calcext:value-type="string">
            <text:p>ルールテキスト</text:p>
          </table:table-cell>
          <table:table-cell table:style-name="ce24" office:value-type="string" calcext:value-type="string">
            <text:p>属性</text:p>
          </table:table-cell>
          <table:table-cell table:style-name="ce11" office:value-type="string" calcext:value-type="string">
            <text:p>画像URL</text:p>
          </table:table-cell>
          <table:table-cell table:style-name="ce23" office:value-type="string" calcext:value-type="string">
            <text:p>JSON</text:p>
          </table:table-cell>
          <table:table-cell table:style-name="ce20" table:number-columns-repeated="1634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CONCATENATE(&quot;SR1_&quot;;[.D2])" office:value-type="string" office:string-value="SR1_1" calcext:value-type="string">
            <text:p>SR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ファイアードレイク</text:p>
          </table:table-cell>
          <table:table-cell table:formula="of:=[.E2]" office:value-type="string" office:string-value="ファイアードレイク" calcext:value-type="string">
            <text:p>ファイアードレイク</text:p>
          </table:table-cell>
          <table:table-cell office:value-type="string" calcext:value-type="string">
            <text:p>ふぁいあーどれいく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2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SR</text:p>
          </table:table-cell>
          <table:table-cell table:style-name="ce11" table:formula="of:=VLOOKUP([.J2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2];[$色番号.$A$1:$色番号.$B$8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大怪魔¶ダブルクラッシャー¶赤×4 登場時、相手の怪魔を1つ選び、300のダメージを与える。</text:p>
          </table:table-cell>
          <table:table-cell office:value-type="string" calcext:value-type="string">
            <text:p><text:span text:style-name="T1">飛翔¶火炎¶</text:span>竜</text:p>
          </table:table-cell>
          <table:table-cell office:value-type="string" calcext:value-type="string">
            <text:p>https://static.wixstatic.com/media/b5ba90_8715a8665fab46a08b4ce491697ebe38~mv2.jpg</text:p>
          </table:table-cell>
          <table:table-cell table:formula="of:=CONCATENATE([$JSON.$A$1];[.$C2];[$JSON.$B$1];[.$E2];[$JSON.$C$1];[.$F2];[$JSON.$D$1];[.$G2];[$JSON.$E$1];[.$S2];[$JSON.$F$1];[.$T2];[$JSON.$G$1];[.$U2];[$JSON.$H$1];[.$I2];[$JSON.$I$1];[.$K2];[$JSON.$J$1];[.$M2];[$JSON.$K$1];IFERROR([.$P2];&quot;null&quot;);[$JSON.$L$1];[.$O2];[$JSON.$M$1];IFERROR([.$Q2];&quot;null&quot;);[$JSON.$N$1];IFERROR([.$R2];&quot;null&quot;);[$JSON.$O$1];[.$A2];[$JSON.$P$1];[.$B2];[$JSON.$Q$1])" office:value-type="string" office:string-value="{&quot;id&quot;:&quot;SR1_1&quot;,&quot;name&quot;:&quot;ファイアードレイク&quot;,&quot;displayName&quot;:&quot;ファイアードレイク&quot;,&quot;kana&quot;:&quot;ふぁいあーどれいく&quot;,&quot;ruleText&quot;:&quot;大怪魔¶ダブルクラッシャー¶赤×4 登場時、相手の怪魔を1つ選び、300のダメージを与える。&quot;,&quot;attributeText&quot;:&quot;飛翔¶火炎¶竜&quot;,&quot;imageUrl&quot;:&quot;https://static.wixstatic.com/media/b5ba90_8715a8665fab46a08b4ce491697ebe38~mv2.jpg&quot;,&quot;expansion&quot;:10,&quot;rarity&quot;:4,&quot;type&quot;:1,&quot;level&quot;:7,&quot;color&quot;:1,&quot;ap&quot;:600,&quot;hp&quot;:600,&quot;orderTable&quot;:1,&quot;orderDeck&quot;:22}," calcext:value-type="string">
            <text:p>{"id":"SR1_1","name":"ファイアードレイク","displayName":"ファイアードレイク","kana":"ふぁいあーどれいく","ruleText":"大怪魔¶ダブルクラッシャー¶赤×4 登場時、相手の怪魔を1つ選び、300のダメージを与える。","attributeText":"飛翔¶火炎¶竜","imageUrl":"https://static.wixstatic.com/media/b5ba90_8715a8665fab46a08b4ce491697ebe38~mv2.jpg","expansion":10,"rarity":4,"type":1,"level":7,"color":1,"ap":600,"hp":600,"orderTable":1,"orderDeck":22},</text:p>
          </table:table-cell>
          <table:table-cell table:number-columns-repeated="1634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NCATENATE(&quot;SR1_&quot;;[.D3])" office:value-type="string" office:string-value="SR1_2" calcext:value-type="string">
            <text:p>SR1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フェニックス</text:p>
          </table:table-cell>
          <table:table-cell table:formula="of:=[.E3]" office:value-type="string" office:string-value="フェニックス" calcext:value-type="string">
            <text:p>フェニックス</text:p>
          </table:table-cell>
          <table:table-cell office:value-type="string" calcext:value-type="string">
            <text:p>ふぇにっくす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3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3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3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攻撃で破壊されるとき、手札を1枚捨てることで、これを捨て札に置く代わりに手札に戻してよい。</text:p>
          </table:table-cell>
          <table:table-cell office:value-type="string" calcext:value-type="string">
            <text:p><text:span text:style-name="T1">飛翔¶火炎¶</text:span>幻獣</text:p>
          </table:table-cell>
          <table:table-cell office:value-type="string" calcext:value-type="string">
            <text:p>https://static.wixstatic.com/media/b5ba90_ffc96800b40e43b085e81fa9f26e733e~mv2.jpg</text:p>
          </table:table-cell>
          <table:table-cell table:formula="of:=CONCATENATE([$JSON.$A$1];[.$C3];[$JSON.$B$1];[.$E3];[$JSON.$C$1];[.$F3];[$JSON.$D$1];[.$G3];[$JSON.$E$1];[.$S3];[$JSON.$F$1];[.$T3];[$JSON.$G$1];[.$U3];[$JSON.$H$1];[.$I3];[$JSON.$I$1];[.$K3];[$JSON.$J$1];[.$M3];[$JSON.$K$1];IFERROR([.$P3];&quot;null&quot;);[$JSON.$L$1];[.$O3];[$JSON.$M$1];IFERROR([.$Q3];&quot;null&quot;);[$JSON.$N$1];IFERROR([.$R3];&quot;null&quot;);[$JSON.$O$1];[.$A3];[$JSON.$P$1];[.$B3];[$JSON.$Q$1])" office:value-type="string" office:string-value="{&quot;id&quot;:&quot;SR1_2&quot;,&quot;name&quot;:&quot;フェニックス&quot;,&quot;displayName&quot;:&quot;フェニックス&quot;,&quot;kana&quot;:&quot;ふぇにっくす&quot;,&quot;ruleText&quot;:&quot;攻撃で破壊されるとき、手札を1枚捨てることで、これを捨て札に置く代わりに手札に戻してよい。&quot;,&quot;attributeText&quot;:&quot;飛翔¶火炎¶幻獣&quot;,&quot;imageUrl&quot;:&quot;https://static.wixstatic.com/media/b5ba90_ffc96800b40e43b085e81fa9f26e733e~mv2.jpg&quot;,&quot;expansion&quot;:10,&quot;rarity&quot;:2,&quot;type&quot;:1,&quot;level&quot;:3,&quot;color&quot;:1,&quot;ap&quot;:300,&quot;hp&quot;:200,&quot;orderTable&quot;:2,&quot;orderDeck&quot;:9}," calcext:value-type="string">
            <text:p>{"id":"SR1_2","name":"フェニックス","displayName":"フェニックス","kana":"ふぇにっくす","ruleText":"攻撃で破壊されるとき、手札を1枚捨てることで、これを捨て札に置く代わりに手札に戻してよい。","attributeText":"飛翔¶火炎¶幻獣","imageUrl":"https://static.wixstatic.com/media/b5ba90_ffc96800b40e43b085e81fa9f26e733e~mv2.jpg","expansion":10,"rarity":2,"type":1,"level":3,"color":1,"ap":300,"hp":200,"orderTable":2,"orderDeck":9},</text:p>
          </table:table-cell>
          <table:table-cell table:number-columns-repeated="1634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CONCATENATE(&quot;SR1_&quot;;[.D4])" office:value-type="string" office:string-value="SR1_3" calcext:value-type="string">
            <text:p>SR1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巨人のトロール</text:p>
          </table:table-cell>
          <table:table-cell table:formula="of:=[.E4]" office:value-type="string" office:string-value="巨人のトロール" calcext:value-type="string">
            <text:p>巨人のトロール</text:p>
          </table:table-cell>
          <table:table-cell office:value-type="string" calcext:value-type="string">
            <text:p>きょじんのとろーる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4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4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];[$色番号.$A$1:$色番号.$B$8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0" calcext:value-type="float">
            <text:p>500</text:p>
          </table:table-cell>
          <table:table-cell/>
          <table:table-cell office:value-type="string" calcext:value-type="string">
            <text:p><text:span text:style-name="T1">武装¶</text:span>巨人</text:p>
          </table:table-cell>
          <table:table-cell office:value-type="string" calcext:value-type="string">
            <text:p>https://static.wixstatic.com/media/b5ba90_c42dc8bf77f04a9fa2d7fa83fefd4048~mv2.jpg</text:p>
          </table:table-cell>
          <table:table-cell table:formula="of:=CONCATENATE([$JSON.$A$1];[.$C4];[$JSON.$B$1];[.$E4];[$JSON.$C$1];[.$F4];[$JSON.$D$1];[.$G4];[$JSON.$E$1];[.$S4];[$JSON.$F$1];[.$T4];[$JSON.$G$1];[.$U4];[$JSON.$H$1];[.$I4];[$JSON.$I$1];[.$K4];[$JSON.$J$1];[.$M4];[$JSON.$K$1];IFERROR([.$P4];&quot;null&quot;);[$JSON.$L$1];[.$O4];[$JSON.$M$1];IFERROR([.$Q4];&quot;null&quot;);[$JSON.$N$1];IFERROR([.$R4];&quot;null&quot;);[$JSON.$O$1];[.$A4];[$JSON.$P$1];[.$B4];[$JSON.$Q$1])" office:value-type="string" office:string-value="{&quot;id&quot;:&quot;SR1_3&quot;,&quot;name&quot;:&quot;巨人のトロール&quot;,&quot;displayName&quot;:&quot;巨人のトロール&quot;,&quot;kana&quot;:&quot;きょじんのとろーる&quot;,&quot;ruleText&quot;:&quot;&quot;,&quot;attributeText&quot;:&quot;武装¶巨人&quot;,&quot;imageUrl&quot;:&quot;https://static.wixstatic.com/media/b5ba90_c42dc8bf77f04a9fa2d7fa83fefd4048~mv2.jpg&quot;,&quot;expansion&quot;:10,&quot;rarity&quot;:2,&quot;type&quot;:1,&quot;level&quot;:5,&quot;color&quot;:1,&quot;ap&quot;:500,&quot;hp&quot;:500,&quot;orderTable&quot;:3,&quot;orderDeck&quot;:19}," calcext:value-type="string">
            <text:p>{"id":"SR1_3","name":"巨人のトロール","displayName":"巨人のトロール","kana":"きょじんのとろーる","ruleText":"","attributeText":"武装¶巨人","imageUrl":"https://static.wixstatic.com/media/b5ba90_c42dc8bf77f04a9fa2d7fa83fefd4048~mv2.jpg","expansion":10,"rarity":2,"type":1,"level":5,"color":1,"ap":500,"hp":500,"orderTable":3,"orderDeck":19},</text:p>
          </table:table-cell>
          <table:table-cell table:number-columns-repeated="1634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CONCATENATE(&quot;SR1_&quot;;[.D5])" office:value-type="string" office:string-value="SR1_4" calcext:value-type="string">
            <text:p>SR1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ミノタウロス</text:p>
          </table:table-cell>
          <table:table-cell table:formula="of:=[.E5]" office:value-type="string" office:string-value="ミノタウロス" calcext:value-type="string">
            <text:p>ミノタウロス</text:p>
          </table:table-cell>
          <table:table-cell office:value-type="string" calcext:value-type="string">
            <text:p>みのたうろす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5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5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5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<text:span text:style-name="T1">武装¶</text:span>獣人</text:p>
          </table:table-cell>
          <table:table-cell office:value-type="string" calcext:value-type="string">
            <text:p>https://static.wixstatic.com/media/b5ba90_931c042fc41d49d0b15a1309690b7a4c~mv2.jpg</text:p>
          </table:table-cell>
          <table:table-cell table:formula="of:=CONCATENATE([$JSON.$A$1];[.$C5];[$JSON.$B$1];[.$E5];[$JSON.$C$1];[.$F5];[$JSON.$D$1];[.$G5];[$JSON.$E$1];[.$S5];[$JSON.$F$1];[.$T5];[$JSON.$G$1];[.$U5];[$JSON.$H$1];[.$I5];[$JSON.$I$1];[.$K5];[$JSON.$J$1];[.$M5];[$JSON.$K$1];IFERROR([.$P5];&quot;null&quot;);[$JSON.$L$1];[.$O5];[$JSON.$M$1];IFERROR([.$Q5];&quot;null&quot;);[$JSON.$N$1];IFERROR([.$R5];&quot;null&quot;);[$JSON.$O$1];[.$A5];[$JSON.$P$1];[.$B5];[$JSON.$Q$1])" office:value-type="string" office:string-value="{&quot;id&quot;:&quot;SR1_4&quot;,&quot;name&quot;:&quot;ミノタウロス&quot;,&quot;displayName&quot;:&quot;ミノタウロス&quot;,&quot;kana&quot;:&quot;みのたうろす&quot;,&quot;ruleText&quot;:&quot;&quot;,&quot;attributeText&quot;:&quot;武装¶獣人&quot;,&quot;imageUrl&quot;:&quot;https://static.wixstatic.com/media/b5ba90_931c042fc41d49d0b15a1309690b7a4c~mv2.jpg&quot;,&quot;expansion&quot;:10,&quot;rarity&quot;:1,&quot;type&quot;:1,&quot;level&quot;:4,&quot;color&quot;:1,&quot;ap&quot;:500,&quot;hp&quot;:300,&quot;orderTable&quot;:4,&quot;orderDeck&quot;:15}," calcext:value-type="string">
            <text:p>{"id":"SR1_4","name":"ミノタウロス","displayName":"ミノタウロス","kana":"みのたうろす","ruleText":"","attributeText":"武装¶獣人","imageUrl":"https://static.wixstatic.com/media/b5ba90_931c042fc41d49d0b15a1309690b7a4c~mv2.jpg","expansion":10,"rarity":1,"type":1,"level":4,"color":1,"ap":500,"hp":300,"orderTable":4,"orderDeck":15},</text:p>
          </table:table-cell>
          <table:table-cell table:number-columns-repeated="1634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NCATENATE(&quot;SR1_&quot;;[.D6])" office:value-type="string" office:string-value="SR1_5" calcext:value-type="string">
            <text:p>SR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ウェアウルフ</text:p>
          </table:table-cell>
          <table:table-cell table:formula="of:=[.E6]" office:value-type="string" office:string-value="ウェアウルフ" calcext:value-type="string">
            <text:p>ウェアウルフ</text:p>
          </table:table-cell>
          <table:table-cell office:value-type="string" calcext:value-type="string">
            <text:p>うぇあうるふ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6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6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獣人</text:p>
          </table:table-cell>
          <table:table-cell office:value-type="string" calcext:value-type="string">
            <text:p>https://static.wixstatic.com/media/b5ba90_86d0285667754b17a4b19f12a23d60a2~mv2.jpg</text:p>
          </table:table-cell>
          <table:table-cell table:formula="of:=CONCATENATE([$JSON.$A$1];[.$C6];[$JSON.$B$1];[.$E6];[$JSON.$C$1];[.$F6];[$JSON.$D$1];[.$G6];[$JSON.$E$1];[.$S6];[$JSON.$F$1];[.$T6];[$JSON.$G$1];[.$U6];[$JSON.$H$1];[.$I6];[$JSON.$I$1];[.$K6];[$JSON.$J$1];[.$M6];[$JSON.$K$1];IFERROR([.$P6];&quot;null&quot;);[$JSON.$L$1];[.$O6];[$JSON.$M$1];IFERROR([.$Q6];&quot;null&quot;);[$JSON.$N$1];IFERROR([.$R6];&quot;null&quot;);[$JSON.$O$1];[.$A6];[$JSON.$P$1];[.$B6];[$JSON.$Q$1])" office:value-type="string" office:string-value="{&quot;id&quot;:&quot;SR1_5&quot;,&quot;name&quot;:&quot;ウェアウルフ&quot;,&quot;displayName&quot;:&quot;ウェアウルフ&quot;,&quot;kana&quot;:&quot;うぇあうるふ&quot;,&quot;ruleText&quot;:&quot;&quot;,&quot;attributeText&quot;:&quot;獣人&quot;,&quot;imageUrl&quot;:&quot;https://static.wixstatic.com/media/b5ba90_86d0285667754b17a4b19f12a23d60a2~mv2.jpg&quot;,&quot;expansion&quot;:10,&quot;rarity&quot;:1,&quot;type&quot;:1,&quot;level&quot;:3,&quot;color&quot;:1,&quot;ap&quot;:300,&quot;hp&quot;:300,&quot;orderTable&quot;:5,&quot;orderDeck&quot;:10}," calcext:value-type="string">
            <text:p>{"id":"SR1_5","name":"ウェアウルフ","displayName":"ウェアウルフ","kana":"うぇあうるふ","ruleText":"","attributeText":"獣人","imageUrl":"https://static.wixstatic.com/media/b5ba90_86d0285667754b17a4b19f12a23d60a2~mv2.jpg","expansion":10,"rarity":1,"type":1,"level":3,"color":1,"ap":300,"hp":300,"orderTable":5,"orderDeck":10},</text:p>
          </table:table-cell>
          <table:table-cell table:number-columns-repeated="1634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ONCATENATE(&quot;SR1_&quot;;[.D7])" office:value-type="string" office:string-value="SR1_6" calcext:value-type="string">
            <text:p>SR1_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メデューサ</text:p>
          </table:table-cell>
          <table:table-cell table:formula="of:=[.E7]" office:value-type="string" office:string-value="メデューサ" calcext:value-type="string">
            <text:p>メデューサ</text:p>
          </table:table-cell>
          <table:table-cell office:value-type="string" calcext:value-type="string">
            <text:p>めでゅーさ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7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7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<text:span text:style-name="T1">蛇¶</text:span>魔人</text:p>
          </table:table-cell>
          <table:table-cell office:value-type="string" calcext:value-type="string">
            <text:p>https://static.wixstatic.com/media/b5ba90_c1ca47f09f7c4e0e940da348d8b166b6~mv2.jpg</text:p>
          </table:table-cell>
          <table:table-cell table:formula="of:=CONCATENATE([$JSON.$A$1];[.$C7];[$JSON.$B$1];[.$E7];[$JSON.$C$1];[.$F7];[$JSON.$D$1];[.$G7];[$JSON.$E$1];[.$S7];[$JSON.$F$1];[.$T7];[$JSON.$G$1];[.$U7];[$JSON.$H$1];[.$I7];[$JSON.$I$1];[.$K7];[$JSON.$J$1];[.$M7];[$JSON.$K$1];IFERROR([.$P7];&quot;null&quot;);[$JSON.$L$1];[.$O7];[$JSON.$M$1];IFERROR([.$Q7];&quot;null&quot;);[$JSON.$N$1];IFERROR([.$R7];&quot;null&quot;);[$JSON.$O$1];[.$A7];[$JSON.$P$1];[.$B7];[$JSON.$Q$1])" office:value-type="string" office:string-value="{&quot;id&quot;:&quot;SR1_6&quot;,&quot;name&quot;:&quot;メデューサ&quot;,&quot;displayName&quot;:&quot;メデューサ&quot;,&quot;kana&quot;:&quot;めでゅーさ&quot;,&quot;ruleText&quot;:&quot;&quot;,&quot;attributeText&quot;:&quot;蛇¶魔人&quot;,&quot;imageUrl&quot;:&quot;https://static.wixstatic.com/media/b5ba90_c1ca47f09f7c4e0e940da348d8b166b6~mv2.jpg&quot;,&quot;expansion&quot;:10,&quot;rarity&quot;:2,&quot;type&quot;:1,&quot;level&quot;:2,&quot;color&quot;:1,&quot;ap&quot;:300,&quot;hp&quot;:100,&quot;orderTable&quot;:6,&quot;orderDeck&quot;:5}," calcext:value-type="string">
            <text:p>{"id":"SR1_6","name":"メデューサ","displayName":"メデューサ","kana":"めでゅーさ","ruleText":"","attributeText":"蛇¶魔人","imageUrl":"https://static.wixstatic.com/media/b5ba90_c1ca47f09f7c4e0e940da348d8b166b6~mv2.jpg","expansion":10,"rarity":2,"type":1,"level":2,"color":1,"ap":300,"hp":100,"orderTable":6,"orderDeck":5},</text:p>
          </table:table-cell>
          <table:table-cell table:number-columns-repeated="1634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NCATENATE(&quot;SR1_&quot;;[.D8])" office:value-type="string" office:string-value="SR1_7" calcext:value-type="string">
            <text:p>SR1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ゴブリン</text:p>
          </table:table-cell>
          <table:table-cell table:formula="of:=[.E8]" office:value-type="string" office:string-value="ゴブリン" calcext:value-type="string">
            <text:p>ゴブリン</text:p>
          </table:table-cell>
          <table:table-cell office:value-type="string" calcext:value-type="string">
            <text:p>ごぶりん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8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8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8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<text:span text:style-name="T1">武装¶</text:span>獣人</text:p>
          </table:table-cell>
          <table:table-cell office:value-type="string" calcext:value-type="string">
            <text:p>https://static.wixstatic.com/media/b5ba90_2eda0042ef6e4a55a54e56d443f175ea~mv2.jpg</text:p>
          </table:table-cell>
          <table:table-cell table:formula="of:=CONCATENATE([$JSON.$A$1];[.$C8];[$JSON.$B$1];[.$E8];[$JSON.$C$1];[.$F8];[$JSON.$D$1];[.$G8];[$JSON.$E$1];[.$S8];[$JSON.$F$1];[.$T8];[$JSON.$G$1];[.$U8];[$JSON.$H$1];[.$I8];[$JSON.$I$1];[.$K8];[$JSON.$J$1];[.$M8];[$JSON.$K$1];IFERROR([.$P8];&quot;null&quot;);[$JSON.$L$1];[.$O8];[$JSON.$M$1];IFERROR([.$Q8];&quot;null&quot;);[$JSON.$N$1];IFERROR([.$R8];&quot;null&quot;);[$JSON.$O$1];[.$A8];[$JSON.$P$1];[.$B8];[$JSON.$Q$1])" office:value-type="string" office:string-value="{&quot;id&quot;:&quot;SR1_7&quot;,&quot;name&quot;:&quot;ゴブリン&quot;,&quot;displayName&quot;:&quot;ゴブリン&quot;,&quot;kana&quot;:&quot;ごぶりん&quot;,&quot;ruleText&quot;:&quot;&quot;,&quot;attributeText&quot;:&quot;武装¶獣人&quot;,&quot;imageUrl&quot;:&quot;https://static.wixstatic.com/media/b5ba90_2eda0042ef6e4a55a54e56d443f175ea~mv2.jpg&quot;,&quot;expansion&quot;:10,&quot;rarity&quot;:1,&quot;type&quot;:1,&quot;level&quot;:2,&quot;color&quot;:1,&quot;ap&quot;:200,&quot;hp&quot;:200,&quot;orderTable&quot;:7,&quot;orderDeck&quot;:4}," calcext:value-type="string">
            <text:p>{"id":"SR1_7","name":"ゴブリン","displayName":"ゴブリン","kana":"ごぶりん","ruleText":"","attributeText":"武装¶獣人","imageUrl":"https://static.wixstatic.com/media/b5ba90_2eda0042ef6e4a55a54e56d443f175ea~mv2.jpg","expansion":10,"rarity":1,"type":1,"level":2,"color":1,"ap":200,"hp":200,"orderTable":7,"orderDeck":4},</text:p>
          </table:table-cell>
          <table:table-cell table:number-columns-repeated="1634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SR1_&quot;;[.D9])" office:value-type="string" office:string-value="SR1_8" calcext:value-type="string">
            <text:p>SR1_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ピクシー</text:p>
          </table:table-cell>
          <table:table-cell table:formula="of:=[.E9]" office:value-type="string" office:string-value="ピクシー" calcext:value-type="string">
            <text:p>ピクシー</text:p>
          </table:table-cell>
          <table:table-cell office:value-type="string" calcext:value-type="string">
            <text:p>ぴくしー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9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9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9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ひるむ</text:p>
          </table:table-cell>
          <table:table-cell office:value-type="string" calcext:value-type="string">
            <text:p><text:span text:style-name="T1">矮小¶</text:span>妖精</text:p>
          </table:table-cell>
          <table:table-cell office:value-type="string" calcext:value-type="string">
            <text:p>https://static.wixstatic.com/media/b5ba90_57eaec8dada64500b44b8d99a480b292~mv2.jpg</text:p>
          </table:table-cell>
          <table:table-cell table:formula="of:=CONCATENATE([$JSON.$A$1];[.$C9];[$JSON.$B$1];[.$E9];[$JSON.$C$1];[.$F9];[$JSON.$D$1];[.$G9];[$JSON.$E$1];[.$S9];[$JSON.$F$1];[.$T9];[$JSON.$G$1];[.$U9];[$JSON.$H$1];[.$I9];[$JSON.$I$1];[.$K9];[$JSON.$J$1];[.$M9];[$JSON.$K$1];IFERROR([.$P9];&quot;null&quot;);[$JSON.$L$1];[.$O9];[$JSON.$M$1];IFERROR([.$Q9];&quot;null&quot;);[$JSON.$N$1];IFERROR([.$R9];&quot;null&quot;);[$JSON.$O$1];[.$A9];[$JSON.$P$1];[.$B9];[$JSON.$Q$1])" office:value-type="string" office:string-value="{&quot;id&quot;:&quot;SR1_8&quot;,&quot;name&quot;:&quot;ピクシー&quot;,&quot;displayName&quot;:&quot;ピクシー&quot;,&quot;kana&quot;:&quot;ぴくしー&quot;,&quot;ruleText&quot;:&quot;ひるむ&quot;,&quot;attributeText&quot;:&quot;矮小¶妖精&quot;,&quot;imageUrl&quot;:&quot;https://static.wixstatic.com/media/b5ba90_57eaec8dada64500b44b8d99a480b292~mv2.jpg&quot;,&quot;expansion&quot;:10,&quot;rarity&quot;:1,&quot;type&quot;:1,&quot;level&quot;:1,&quot;color&quot;:1,&quot;ap&quot;:200,&quot;hp&quot;:200,&quot;orderTable&quot;:8,&quot;orderDeck&quot;:1}," calcext:value-type="string">
            <text:p>{"id":"SR1_8","name":"ピクシー","displayName":"ピクシー","kana":"ぴくしー","ruleText":"ひるむ","attributeText":"矮小¶妖精","imageUrl":"https://static.wixstatic.com/media/b5ba90_57eaec8dada64500b44b8d99a480b292~mv2.jpg","expansion":10,"rarity":1,"type":1,"level":1,"color":1,"ap":200,"hp":200,"orderTable":8,"orderDeck":1},</text:p>
          </table:table-cell>
          <table:table-cell table:number-columns-repeated="1634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CONCATENATE(&quot;SR1_&quot;;[.D10])" office:value-type="string" office:string-value="SR1_9" calcext:value-type="string">
            <text:p>SR1_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火炎の砲撃</text:p>
          </table:table-cell>
          <table:table-cell table:formula="of:=[.E10]" office:value-type="string" office:string-value="火炎の砲撃" calcext:value-type="string">
            <text:p>火炎の砲撃</text:p>
          </table:table-cell>
          <table:table-cell office:value-type="string" calcext:value-type="string">
            <text:p>ふれいむきゃのん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0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1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10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10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相手の怪魔を1つ選び、300のダメージを与える。</text:p>
          </table:table-cell>
          <table:table-cell office:value-type="string" calcext:value-type="string">
            <text:p>火炎</text:p>
          </table:table-cell>
          <table:table-cell office:value-type="string" calcext:value-type="string">
            <text:p>https://static.wixstatic.com/media/b5ba90_ab8df228f20740749166dc56f393f68f~mv2.jpg</text:p>
          </table:table-cell>
          <table:table-cell table:formula="of:=CONCATENATE([$JSON.$A$1];[.$C10];[$JSON.$B$1];[.$E10];[$JSON.$C$1];[.$F10];[$JSON.$D$1];[.$G10];[$JSON.$E$1];[.$S10];[$JSON.$F$1];[.$T10];[$JSON.$G$1];[.$U10];[$JSON.$H$1];[.$I10];[$JSON.$I$1];[.$K10];[$JSON.$J$1];[.$M10];[$JSON.$K$1];IFERROR([.$P10];&quot;null&quot;);[$JSON.$L$1];[.$O10];[$JSON.$M$1];IFERROR([.$Q10];&quot;null&quot;);[$JSON.$N$1];IFERROR([.$R10];&quot;null&quot;);[$JSON.$O$1];[.$A10];[$JSON.$P$1];[.$B10];[$JSON.$Q$1])" office:value-type="string" office:string-value="{&quot;id&quot;:&quot;SR1_9&quot;,&quot;name&quot;:&quot;火炎の砲撃&quot;,&quot;displayName&quot;:&quot;火炎の砲撃&quot;,&quot;kana&quot;:&quot;ふれいむきゃのん&quot;,&quot;ruleText&quot;:&quot;相手の怪魔を1つ選び、300のダメージを与える。&quot;,&quot;attributeText&quot;:&quot;火炎&quot;,&quot;imageUrl&quot;:&quot;https://static.wixstatic.com/media/b5ba90_ab8df228f20740749166dc56f393f68f~mv2.jpg&quot;,&quot;expansion&quot;:10,&quot;rarity&quot;:1,&quot;type&quot;:2,&quot;level&quot;:2,&quot;color&quot;:1,&quot;ap&quot;:null,&quot;hp&quot;:null,&quot;orderTable&quot;:9,&quot;orderDeck&quot;:25}," calcext:value-type="string">
            <text:p>{"id":"SR1_9","name":"火炎の砲撃","displayName":"火炎の砲撃","kana":"ふれいむきゃのん","ruleText":"相手の怪魔を1つ選び、300のダメージを与える。","attributeText":"火炎","imageUrl":"https://static.wixstatic.com/media/b5ba90_ab8df228f20740749166dc56f393f68f~mv2.jpg","expansion":10,"rarity":1,"type":2,"level":2,"color":1,"ap":null,"hp":null,"orderTable":9,"orderDeck":25},</text:p>
          </table:table-cell>
          <table:table-cell table:number-columns-repeated="1634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CONCATENATE(&quot;SR1_&quot;;[.D11])" office:value-type="string" office:string-value="SR1_10" calcext:value-type="string">
            <text:p>SR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闘竜の腕輪</text:p>
          </table:table-cell>
          <table:table-cell table:formula="of:=[.E11]" office:value-type="string" office:string-value="闘竜の腕輪" calcext:value-type="string">
            <text:p>闘竜の腕輪</text:p>
          </table:table-cell>
          <table:table-cell office:value-type="string" calcext:value-type="string">
            <text:p>どらごんりんぐ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1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11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付与</text:p>
          </table:table-cell>
          <table:table-cell table:style-name="ce11" table:formula="of:=VLOOKUP([.L11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style-name="ce11" table:formula="of:=VLOOKUP([.N11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とH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a3965e9eca0d43a6bb8f2b31193fa058~mv2.jpg</text:p>
          </table:table-cell>
          <table:table-cell table:formula="of:=CONCATENATE([$JSON.$A$1];[.$C11];[$JSON.$B$1];[.$E11];[$JSON.$C$1];[.$F11];[$JSON.$D$1];[.$G11];[$JSON.$E$1];[.$S11];[$JSON.$F$1];[.$T11];[$JSON.$G$1];[.$U11];[$JSON.$H$1];[.$I11];[$JSON.$I$1];[.$K11];[$JSON.$J$1];[.$M11];[$JSON.$K$1];IFERROR([.$P11];&quot;null&quot;);[$JSON.$L$1];[.$O11];[$JSON.$M$1];IFERROR([.$Q11];&quot;null&quot;);[$JSON.$N$1];IFERROR([.$R11];&quot;null&quot;);[$JSON.$O$1];[.$A11];[$JSON.$P$1];[.$B11];[$JSON.$Q$1])" office:value-type="string" office:string-value="{&quot;id&quot;:&quot;SR1_10&quot;,&quot;name&quot;:&quot;闘竜の腕輪&quot;,&quot;displayName&quot;:&quot;闘竜の腕輪&quot;,&quot;kana&quot;:&quot;どらごんりんぐ&quot;,&quot;ruleText&quot;:&quot;これが付いている怪魔のAPとHPを300増やす。&quot;,&quot;attributeText&quot;:&quot;武具&quot;,&quot;imageUrl&quot;:&quot;https://static.wixstatic.com/media/b5ba90_a3965e9eca0d43a6bb8f2b31193fa058~mv2.jpg&quot;,&quot;expansion&quot;:10,&quot;rarity&quot;:2,&quot;type&quot;:3,&quot;level&quot;:2,&quot;color&quot;:1,&quot;ap&quot;:null,&quot;hp&quot;:null,&quot;orderTable&quot;:10,&quot;orderDeck&quot;:30}," calcext:value-type="string">
            <text:p>{"id":"SR1_10","name":"闘竜の腕輪","displayName":"闘竜の腕輪","kana":"どらごんりんぐ","ruleText":"これが付いている怪魔のAPとHPを300増やす。","attributeText":"武具","imageUrl":"https://static.wixstatic.com/media/b5ba90_a3965e9eca0d43a6bb8f2b31193fa058~mv2.jpg","expansion":10,"rarity":2,"type":3,"level":2,"color":1,"ap":null,"hp":null,"orderTable":10,"orderDeck":30},</text:p>
          </table:table-cell>
          <table:table-cell table:number-columns-repeated="1634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CONCATENATE(&quot;SR1_&quot;;[.D12])" office:value-type="string" office:string-value="SR1_11" calcext:value-type="string">
            <text:p>SR1_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赤の魔力</text:p>
          </table:table-cell>
          <table:table-cell table:formula="of:=[.E12]" office:value-type="string" office:string-value="赤の魔力" calcext:value-type="string">
            <text:p>赤の魔力</text:p>
          </table:table-cell>
          <table:table-cell office:value-type="string" calcext:value-type="string">
            <text:p>あかのまりょく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2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1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魔力</text:p>
          </table:table-cell>
          <table:table-cell table:style-name="ce11" table:formula="of:=VLOOKUP([.L12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style-name="ce11" table:formula="of:=VLOOKUP([.N12];[$色番号.$A$1:$色番号.$B$8];2;0)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https://static.wixstatic.com/media/b5ba90_fc6193fd60d746b89460d45cdfa9659c~mv2.jpg</text:p>
          </table:table-cell>
          <table:table-cell table:formula="of:=CONCATENATE([$JSON.$A$1];[.$C12];[$JSON.$B$1];[.$E12];[$JSON.$C$1];[.$F12];[$JSON.$D$1];[.$G12];[$JSON.$E$1];[.$S12];[$JSON.$F$1];[.$T12];[$JSON.$G$1];[.$U12];[$JSON.$H$1];[.$I12];[$JSON.$I$1];[.$K12];[$JSON.$J$1];[.$M12];[$JSON.$K$1];IFERROR([.$P12];&quot;null&quot;);[$JSON.$L$1];[.$O12];[$JSON.$M$1];IFERROR([.$Q12];&quot;null&quot;);[$JSON.$N$1];IFERROR([.$R12];&quot;null&quot;);[$JSON.$O$1];[.$A12];[$JSON.$P$1];[.$B12];[$JSON.$Q$1])" office:value-type="string" office:string-value="{&quot;id&quot;:&quot;SR1_11&quot;,&quot;name&quot;:&quot;赤の魔力&quot;,&quot;displayName&quot;:&quot;赤の魔力&quot;,&quot;kana&quot;:&quot;あかのまりょく&quot;,&quot;ruleText&quot;:&quot;&quot;,&quot;attributeText&quot;:&quot;&quot;,&quot;imageUrl&quot;:&quot;https://static.wixstatic.com/media/b5ba90_fc6193fd60d746b89460d45cdfa9659c~mv2.jpg&quot;,&quot;expansion&quot;:10,&quot;rarity&quot;:1,&quot;type&quot;:4,&quot;level&quot;:null,&quot;color&quot;:1,&quot;ap&quot;:null,&quot;hp&quot;:null,&quot;orderTable&quot;:11,&quot;orderDeck&quot;:31}," calcext:value-type="string">
            <text:p>{"id":"SR1_11","name":"赤の魔力","displayName":"赤の魔力","kana":"あかのまりょく","ruleText":"","attributeText":"","imageUrl":"https://static.wixstatic.com/media/b5ba90_fc6193fd60d746b89460d45cdfa9659c~mv2.jpg","expansion":10,"rarity":1,"type":4,"level":null,"color":1,"ap":null,"hp":null,"orderTable":11,"orderDeck":31},</text:p>
          </table:table-cell>
          <table:table-cell table:number-columns-repeated="1634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CONCATENATE(&quot;SR1_&quot;;[.D13])" office:value-type="string" office:string-value="SR1_12" calcext:value-type="string">
            <text:p>SR1_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赤の覚醒魔力</text:p>
          </table:table-cell>
          <table:table-cell table:formula="of:=[.E13]" office:value-type="string" office:string-value="赤の覚醒魔力" calcext:value-type="string">
            <text:p>赤の覚醒魔力</text:p>
          </table:table-cell>
          <table:table-cell office:value-type="string" calcext:value-type="string">
            <text:p>あかのかくせいまりょく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3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13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13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style-name="ce11" table:formula="of:=VLOOKUP([.N13];[$色番号.$A$1:$色番号.$B$8];2;0)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¶ウォールゾーンから赤のカードが自分の捨て札に置かれるとき、これをウラ向きにすることで、そのカードを捨て札に置く代わりに手札に加えてよい。そうしたら手札を1枚捨てる。</text:p>
          </table:table-cell>
          <table:table-cell/>
          <table:table-cell office:value-type="string" calcext:value-type="string">
            <text:p>https://static.wixstatic.com/media/b5ba90_bf49b470b8cd495d8646dbe52ef67b78~mv2.jpg</text:p>
          </table:table-cell>
          <table:table-cell table:formula="of:=CONCATENATE([$JSON.$A$1];[.$C13];[$JSON.$B$1];[.$E13];[$JSON.$C$1];[.$F13];[$JSON.$D$1];[.$G13];[$JSON.$E$1];[.$S13];[$JSON.$F$1];[.$T13];[$JSON.$G$1];[.$U13];[$JSON.$H$1];[.$I13];[$JSON.$I$1];[.$K13];[$JSON.$J$1];[.$M13];[$JSON.$K$1];IFERROR([.$P13];&quot;null&quot;);[$JSON.$L$1];[.$O13];[$JSON.$M$1];IFERROR([.$Q13];&quot;null&quot;);[$JSON.$N$1];IFERROR([.$R13];&quot;null&quot;);[$JSON.$O$1];[.$A13];[$JSON.$P$1];[.$B13];[$JSON.$Q$1])" office:value-type="string" office:string-value="{&quot;id&quot;:&quot;SR1_12&quot;,&quot;name&quot;:&quot;赤の覚醒魔力&quot;,&quot;displayName&quot;:&quot;赤の覚醒魔力&quot;,&quot;kana&quot;:&quot;あかのかくせいまりょく&quot;,&quot;ruleText&quot;:&quot;覚醒魔力¶ウォールゾーンから赤のカードが自分の捨て札に置かれるとき、これをウラ向きにすることで、そのカードを捨て札に置く代わりに手札に加えてよい。そうしたら手札を1枚捨てる。&quot;,&quot;attributeText&quot;:&quot;&quot;,&quot;imageUrl&quot;:&quot;https://static.wixstatic.com/media/b5ba90_bf49b470b8cd495d8646dbe52ef67b78~mv2.jpg&quot;,&quot;expansion&quot;:10,&quot;rarity&quot;:2,&quot;type&quot;:4,&quot;level&quot;:null,&quot;color&quot;:1,&quot;ap&quot;:null,&quot;hp&quot;:null,&quot;orderTable&quot;:12,&quot;orderDeck&quot;:32}," calcext:value-type="string">
            <text:p>{"id":"SR1_12","name":"赤の覚醒魔力","displayName":"赤の覚醒魔力","kana":"あかのかくせいまりょく","ruleText":"覚醒魔力¶ウォールゾーンから赤のカードが自分の捨て札に置かれるとき、これをウラ向きにすることで、そのカードを捨て札に置く代わりに手札に加えてよい。そうしたら手札を1枚捨てる。","attributeText":"","imageUrl":"https://static.wixstatic.com/media/b5ba90_bf49b470b8cd495d8646dbe52ef67b78~mv2.jpg","expansion":10,"rarity":2,"type":4,"level":null,"color":1,"ap":null,"hp":null,"orderTable":12,"orderDeck":32},</text:p>
          </table:table-cell>
          <table:table-cell table:number-columns-repeated="1634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CONCATENATE(&quot;SB1_&quot;;[.D14])" office:value-type="string" office:string-value="SB1_1" calcext:value-type="string">
            <text:p>SB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ヤマトタケル</text:p>
          </table:table-cell>
          <table:table-cell table:formula="of:=[.E14]" office:value-type="string" office:string-value="ヤマトタケル" calcext:value-type="string">
            <text:p>ヤマトタケル</text:p>
          </table:table-cell>
          <table:table-cell office:value-type="string" calcext:value-type="string">
            <text:p>やまとたける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4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SR</text:p>
          </table:table-cell>
          <table:table-cell table:style-name="ce11" table:formula="of:=VLOOKUP([.J14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1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4];[$色番号.$A$1:$色番号.$B$8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青×4 攻撃で怪魔を破壊したとき、メインデッキから1枚引いてよい。</text:p>
          </table:table-cell>
          <table:table-cell office:value-type="string" calcext:value-type="string">
            <text:p><text:span text:style-name="T1">武装¶</text:span>神</text:p>
          </table:table-cell>
          <table:table-cell office:value-type="string" calcext:value-type="string">
            <text:p>https://static.wixstatic.com/media/b5ba90_a48bec6638d04b5db8c915e3fae07ff9~mv2.jpg</text:p>
          </table:table-cell>
          <table:table-cell table:formula="of:=CONCATENATE([$JSON.$A$1];[.$C14];[$JSON.$B$1];[.$E14];[$JSON.$C$1];[.$F14];[$JSON.$D$1];[.$G14];[$JSON.$E$1];[.$S14];[$JSON.$F$1];[.$T14];[$JSON.$G$1];[.$U14];[$JSON.$H$1];[.$I14];[$JSON.$I$1];[.$K14];[$JSON.$J$1];[.$M14];[$JSON.$K$1];IFERROR([.$P14];&quot;null&quot;);[$JSON.$L$1];[.$O14];[$JSON.$M$1];IFERROR([.$Q14];&quot;null&quot;);[$JSON.$N$1];IFERROR([.$R14];&quot;null&quot;);[$JSON.$O$1];[.$A14];[$JSON.$P$1];[.$B14];[$JSON.$Q$1])" office:value-type="string" office:string-value="{&quot;id&quot;:&quot;SB1_1&quot;,&quot;name&quot;:&quot;ヤマトタケル&quot;,&quot;displayName&quot;:&quot;ヤマトタケル&quot;,&quot;kana&quot;:&quot;やまとたける&quot;,&quot;ruleText&quot;:&quot;青×4 攻撃で怪魔を破壊したとき、メインデッキから1枚引いてよい。&quot;,&quot;attributeText&quot;:&quot;武装¶神&quot;,&quot;imageUrl&quot;:&quot;https://static.wixstatic.com/media/b5ba90_a48bec6638d04b5db8c915e3fae07ff9~mv2.jpg&quot;,&quot;expansion&quot;:11,&quot;rarity&quot;:4,&quot;type&quot;:1,&quot;level&quot;:6,&quot;color&quot;:2,&quot;ap&quot;:600,&quot;hp&quot;:500,&quot;orderTable&quot;:13,&quot;orderDeck&quot;:21}," calcext:value-type="string">
            <text:p>{"id":"SB1_1","name":"ヤマトタケル","displayName":"ヤマトタケル","kana":"やまとたける","ruleText":"青×4 攻撃で怪魔を破壊したとき、メインデッキから1枚引いてよい。","attributeText":"武装¶神","imageUrl":"https://static.wixstatic.com/media/b5ba90_a48bec6638d04b5db8c915e3fae07ff9~mv2.jpg","expansion":11,"rarity":4,"type":1,"level":6,"color":2,"ap":600,"hp":500,"orderTable":13,"orderDeck":21},</text:p>
          </table:table-cell>
          <table:table-cell table:number-columns-repeated="1634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CONCATENATE(&quot;SB1_&quot;;[.D15])" office:value-type="string" office:string-value="SB1_2" calcext:value-type="string">
            <text:p>SB1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天狗</text:p>
          </table:table-cell>
          <table:table-cell table:formula="of:=[.E15]" office:value-type="string" office:string-value="大天狗" calcext:value-type="string">
            <text:p>大天狗</text:p>
          </table:table-cell>
          <table:table-cell office:value-type="string" calcext:value-type="string">
            <text:p>だいてんぐ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5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1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1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5];[$色番号.$A$1:$色番号.$B$8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大怪魔¶ダブルクラッシャー</text:p>
          </table:table-cell>
          <table:table-cell office:value-type="string" calcext:value-type="string">
            <text:p><text:span text:style-name="T1">武装¶飛翔¶</text:span>妖仙</text:p>
          </table:table-cell>
          <table:table-cell office:value-type="string" calcext:value-type="string">
            <text:p>https://static.wixstatic.com/media/b5ba90_b52c713ccfb949faad443815852153b4~mv2.jpg</text:p>
          </table:table-cell>
          <table:table-cell table:formula="of:=CONCATENATE([$JSON.$A$1];[.$C15];[$JSON.$B$1];[.$E15];[$JSON.$C$1];[.$F15];[$JSON.$D$1];[.$G15];[$JSON.$E$1];[.$S15];[$JSON.$F$1];[.$T15];[$JSON.$G$1];[.$U15];[$JSON.$H$1];[.$I15];[$JSON.$I$1];[.$K15];[$JSON.$J$1];[.$M15];[$JSON.$K$1];IFERROR([.$P15];&quot;null&quot;);[$JSON.$L$1];[.$O15];[$JSON.$M$1];IFERROR([.$Q15];&quot;null&quot;);[$JSON.$N$1];IFERROR([.$R15];&quot;null&quot;);[$JSON.$O$1];[.$A15];[$JSON.$P$1];[.$B15];[$JSON.$Q$1])" office:value-type="string" office:string-value="{&quot;id&quot;:&quot;SB1_2&quot;,&quot;name&quot;:&quot;大天狗&quot;,&quot;displayName&quot;:&quot;大天狗&quot;,&quot;kana&quot;:&quot;だいてんぐ&quot;,&quot;ruleText&quot;:&quot;大怪魔¶ダブルクラッシャー&quot;,&quot;attributeText&quot;:&quot;武装¶飛翔¶妖仙&quot;,&quot;imageUrl&quot;:&quot;https://static.wixstatic.com/media/b5ba90_b52c713ccfb949faad443815852153b4~mv2.jpg&quot;,&quot;expansion&quot;:11,&quot;rarity&quot;:2,&quot;type&quot;:1,&quot;level&quot;:7,&quot;color&quot;:2,&quot;ap&quot;:700,&quot;hp&quot;:700,&quot;orderTable&quot;:14,&quot;orderDeck&quot;:23}," calcext:value-type="string">
            <text:p>{"id":"SB1_2","name":"大天狗","displayName":"大天狗","kana":"だいてんぐ","ruleText":"大怪魔¶ダブルクラッシャー","attributeText":"武装¶飛翔¶妖仙","imageUrl":"https://static.wixstatic.com/media/b5ba90_b52c713ccfb949faad443815852153b4~mv2.jpg","expansion":11,"rarity":2,"type":1,"level":7,"color":2,"ap":700,"hp":700,"orderTable":14,"orderDeck":23},</text:p>
          </table:table-cell>
          <table:table-cell table:number-columns-repeated="1634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CONCATENATE(&quot;SB1_&quot;;[.D16])" office:value-type="string" office:string-value="SB1_3" calcext:value-type="string">
            <text:p>SB1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ヤマ</text:p>
          </table:table-cell>
          <table:table-cell table:formula="of:=[.E16]" office:value-type="string" office:string-value="ヤマ" calcext:value-type="string">
            <text:p>ヤマ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6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1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1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6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神</text:p>
          </table:table-cell>
          <table:table-cell office:value-type="string" calcext:value-type="string">
            <text:p>https://static.wixstatic.com/media/b5ba90_0d46b9a68f24445a92099342c2c63553~mv2.jpg</text:p>
          </table:table-cell>
          <table:table-cell table:formula="of:=CONCATENATE([$JSON.$A$1];[.$C16];[$JSON.$B$1];[.$E16];[$JSON.$C$1];[.$F16];[$JSON.$D$1];[.$G16];[$JSON.$E$1];[.$S16];[$JSON.$F$1];[.$T16];[$JSON.$G$1];[.$U16];[$JSON.$H$1];[.$I16];[$JSON.$I$1];[.$K16];[$JSON.$J$1];[.$M16];[$JSON.$K$1];IFERROR([.$P16];&quot;null&quot;);[$JSON.$L$1];[.$O16];[$JSON.$M$1];IFERROR([.$Q16];&quot;null&quot;);[$JSON.$N$1];IFERROR([.$R16];&quot;null&quot;);[$JSON.$O$1];[.$A16];[$JSON.$P$1];[.$B16];[$JSON.$Q$1])" office:value-type="string" office:string-value="{&quot;id&quot;:&quot;SB1_3&quot;,&quot;name&quot;:&quot;ヤマ&quot;,&quot;displayName&quot;:&quot;ヤマ&quot;,&quot;kana&quot;:&quot;やま&quot;,&quot;ruleText&quot;:&quot;&quot;,&quot;attributeText&quot;:&quot;神&quot;,&quot;imageUrl&quot;:&quot;https://static.wixstatic.com/media/b5ba90_0d46b9a68f24445a92099342c2c63553~mv2.jpg&quot;,&quot;expansion&quot;:11,&quot;rarity&quot;:1,&quot;type&quot;:1,&quot;level&quot;:4,&quot;color&quot;:2,&quot;ap&quot;:400,&quot;hp&quot;:400,&quot;orderTable&quot;:15,&quot;orderDeck&quot;:16}," calcext:value-type="string">
            <text:p>{"id":"SB1_3","name":"ヤマ","displayName":"ヤマ","kana":"やま","ruleText":"","attributeText":"神","imageUrl":"https://static.wixstatic.com/media/b5ba90_0d46b9a68f24445a92099342c2c63553~mv2.jpg","expansion":11,"rarity":1,"type":1,"level":4,"color":2,"ap":400,"hp":400,"orderTable":15,"orderDeck":16},</text:p>
          </table:table-cell>
          <table:table-cell table:number-columns-repeated="1634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CONCATENATE(&quot;SB1_&quot;;[.D17])" office:value-type="string" office:string-value="SB1_4" calcext:value-type="string">
            <text:p>SB1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ハクタク</text:p>
          </table:table-cell>
          <table:table-cell table:formula="of:=[.E17]" office:value-type="string" office:string-value="ハクタク" calcext:value-type="string">
            <text:p>ハクタク</text:p>
          </table:table-cell>
          <table:table-cell office:value-type="string" calcext:value-type="string">
            <text:p>はくたく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7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17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1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7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登場時、メインデッキから1枚引いて手札を1枚捨てる。</text:p>
          </table:table-cell>
          <table:table-cell office:value-type="string" calcext:value-type="string">
            <text:p>霊獣</text:p>
          </table:table-cell>
          <table:table-cell office:value-type="string" calcext:value-type="string">
            <text:p>https://static.wixstatic.com/media/b5ba90_afb9d856d6e34e8881d156dae66ede3c~mv2.jpg</text:p>
          </table:table-cell>
          <table:table-cell table:formula="of:=CONCATENATE([$JSON.$A$1];[.$C17];[$JSON.$B$1];[.$E17];[$JSON.$C$1];[.$F17];[$JSON.$D$1];[.$G17];[$JSON.$E$1];[.$S17];[$JSON.$F$1];[.$T17];[$JSON.$G$1];[.$U17];[$JSON.$H$1];[.$I17];[$JSON.$I$1];[.$K17];[$JSON.$J$1];[.$M17];[$JSON.$K$1];IFERROR([.$P17];&quot;null&quot;);[$JSON.$L$1];[.$O17];[$JSON.$M$1];IFERROR([.$Q17];&quot;null&quot;);[$JSON.$N$1];IFERROR([.$R17];&quot;null&quot;);[$JSON.$O$1];[.$A17];[$JSON.$P$1];[.$B17];[$JSON.$Q$1])" office:value-type="string" office:string-value="{&quot;id&quot;:&quot;SB1_4&quot;,&quot;name&quot;:&quot;ハクタク&quot;,&quot;displayName&quot;:&quot;ハクタク&quot;,&quot;kana&quot;:&quot;はくたく&quot;,&quot;ruleText&quot;:&quot;登場時、メインデッキから1枚引いて手札を1枚捨てる。&quot;,&quot;attributeText&quot;:&quot;霊獣&quot;,&quot;imageUrl&quot;:&quot;https://static.wixstatic.com/media/b5ba90_afb9d856d6e34e8881d156dae66ede3c~mv2.jpg&quot;,&quot;expansion&quot;:11,&quot;rarity&quot;:1,&quot;type&quot;:1,&quot;level&quot;:3,&quot;color&quot;:2,&quot;ap&quot;:300,&quot;hp&quot;:200,&quot;orderTable&quot;:16,&quot;orderDeck&quot;:11}," calcext:value-type="string">
            <text:p>{"id":"SB1_4","name":"ハクタク","displayName":"ハクタク","kana":"はくたく","ruleText":"登場時、メインデッキから1枚引いて手札を1枚捨てる。","attributeText":"霊獣","imageUrl":"https://static.wixstatic.com/media/b5ba90_afb9d856d6e34e8881d156dae66ede3c~mv2.jpg","expansion":11,"rarity":1,"type":1,"level":3,"color":2,"ap":300,"hp":200,"orderTable":16,"orderDeck":11},</text:p>
          </table:table-cell>
          <table:table-cell table:number-columns-repeated="1634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CONCATENATE(&quot;SB1_&quot;;[.D18])" office:value-type="string" office:string-value="SB1_5" calcext:value-type="string">
            <text:p>SB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河童</text:p>
          </table:table-cell>
          <table:table-cell table:formula="of:=[.E18]" office:value-type="string" office:string-value="河童" calcext:value-type="string">
            <text:p>河童</text:p>
          </table:table-cell>
          <table:table-cell office:value-type="string" calcext:value-type="string">
            <text:p>かっぱ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8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18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1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8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<text:span text:style-name="T1">湖水¶</text:span>妖仙</text:p>
          </table:table-cell>
          <table:table-cell office:value-type="string" calcext:value-type="string">
            <text:p>https://static.wixstatic.com/media/b5ba90_0d10ed87390d4544aa5369f40a216571~mv2.jpg</text:p>
          </table:table-cell>
          <table:table-cell table:formula="of:=CONCATENATE([$JSON.$A$1];[.$C18];[$JSON.$B$1];[.$E18];[$JSON.$C$1];[.$F18];[$JSON.$D$1];[.$G18];[$JSON.$E$1];[.$S18];[$JSON.$F$1];[.$T18];[$JSON.$G$1];[.$U18];[$JSON.$H$1];[.$I18];[$JSON.$I$1];[.$K18];[$JSON.$J$1];[.$M18];[$JSON.$K$1];IFERROR([.$P18];&quot;null&quot;);[$JSON.$L$1];[.$O18];[$JSON.$M$1];IFERROR([.$Q18];&quot;null&quot;);[$JSON.$N$1];IFERROR([.$R18];&quot;null&quot;);[$JSON.$O$1];[.$A18];[$JSON.$P$1];[.$B18];[$JSON.$Q$1])" office:value-type="string" office:string-value="{&quot;id&quot;:&quot;SB1_5&quot;,&quot;name&quot;:&quot;河童&quot;,&quot;displayName&quot;:&quot;河童&quot;,&quot;kana&quot;:&quot;かっぱ&quot;,&quot;ruleText&quot;:&quot;&quot;,&quot;attributeText&quot;:&quot;湖水¶妖仙&quot;,&quot;imageUrl&quot;:&quot;https://static.wixstatic.com/media/b5ba90_0d10ed87390d4544aa5369f40a216571~mv2.jpg&quot;,&quot;expansion&quot;:11,&quot;rarity&quot;:1,&quot;type&quot;:1,&quot;level&quot;:3,&quot;color&quot;:2,&quot;ap&quot;:300,&quot;hp&quot;:300,&quot;orderTable&quot;:17,&quot;orderDeck&quot;:12}," calcext:value-type="string">
            <text:p>{"id":"SB1_5","name":"河童","displayName":"河童","kana":"かっぱ","ruleText":"","attributeText":"湖水¶妖仙","imageUrl":"https://static.wixstatic.com/media/b5ba90_0d10ed87390d4544aa5369f40a216571~mv2.jpg","expansion":11,"rarity":1,"type":1,"level":3,"color":2,"ap":300,"hp":300,"orderTable":17,"orderDeck":12},</text:p>
          </table:table-cell>
          <table:table-cell table:number-columns-repeated="1634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CONCATENATE(&quot;SB1_&quot;;[.D19])" office:value-type="string" office:string-value="SB1_6" calcext:value-type="string">
            <text:p>SB1_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烏天狗</text:p>
          </table:table-cell>
          <table:table-cell table:formula="of:=[.E19]" office:value-type="string" office:string-value="烏天狗" calcext:value-type="string">
            <text:p>烏天狗</text:p>
          </table:table-cell>
          <table:table-cell office:value-type="string" calcext:value-type="string">
            <text:p>からすてんぐ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9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19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1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青×3 自分のターン終了時、これと、これに付いている付与を手札に戻してよい。</text:p>
          </table:table-cell>
          <table:table-cell office:value-type="string" calcext:value-type="string">
            <text:p><text:span text:style-name="T1">武装¶飛翔¶</text:span>妖仙</text:p>
          </table:table-cell>
          <table:table-cell office:value-type="string" calcext:value-type="string">
            <text:p>https://static.wixstatic.com/media/b5ba90_f95e19f6adfd44b994a5231fac0690cb~mv2.jpg</text:p>
          </table:table-cell>
          <table:table-cell table:formula="of:=CONCATENATE([$JSON.$A$1];[.$C19];[$JSON.$B$1];[.$E19];[$JSON.$C$1];[.$F19];[$JSON.$D$1];[.$G19];[$JSON.$E$1];[.$S19];[$JSON.$F$1];[.$T19];[$JSON.$G$1];[.$U19];[$JSON.$H$1];[.$I19];[$JSON.$I$1];[.$K19];[$JSON.$J$1];[.$M19];[$JSON.$K$1];IFERROR([.$P19];&quot;null&quot;);[$JSON.$L$1];[.$O19];[$JSON.$M$1];IFERROR([.$Q19];&quot;null&quot;);[$JSON.$N$1];IFERROR([.$R19];&quot;null&quot;);[$JSON.$O$1];[.$A19];[$JSON.$P$1];[.$B19];[$JSON.$Q$1])" office:value-type="string" office:string-value="{&quot;id&quot;:&quot;SB1_6&quot;,&quot;name&quot;:&quot;烏天狗&quot;,&quot;displayName&quot;:&quot;烏天狗&quot;,&quot;kana&quot;:&quot;からすてんぐ&quot;,&quot;ruleText&quot;:&quot;青×3 自分のターン終了時、これと、これに付いている付与を手札に戻してよい。&quot;,&quot;attributeText&quot;:&quot;武装¶飛翔¶妖仙&quot;,&quot;imageUrl&quot;:&quot;https://static.wixstatic.com/media/b5ba90_f95e19f6adfd44b994a5231fac0690cb~mv2.jpg&quot;,&quot;expansion&quot;:11,&quot;rarity&quot;:2,&quot;type&quot;:1,&quot;level&quot;:2,&quot;color&quot;:2,&quot;ap&quot;:100,&quot;hp&quot;:100,&quot;orderTable&quot;:18,&quot;orderDeck&quot;:6}," calcext:value-type="string">
            <text:p>{"id":"SB1_6","name":"烏天狗","displayName":"烏天狗","kana":"からすてんぐ","ruleText":"青×3 自分のターン終了時、これと、これに付いている付与を手札に戻してよい。","attributeText":"武装¶飛翔¶妖仙","imageUrl":"https://static.wixstatic.com/media/b5ba90_f95e19f6adfd44b994a5231fac0690cb~mv2.jpg","expansion":11,"rarity":2,"type":1,"level":2,"color":2,"ap":100,"hp":100,"orderTable":18,"orderDeck":6},</text:p>
          </table:table-cell>
          <table:table-cell table:number-columns-repeated="1634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CONCATENATE(&quot;SB1_&quot;;[.D20])" office:value-type="string" office:string-value="SB1_7" calcext:value-type="string">
            <text:p>SB1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鳧徯</text:p>
          </table:table-cell>
          <table:table-cell table:formula="of:=[.E20]" office:value-type="string" office:string-value="鳧徯" calcext:value-type="string">
            <text:p>鳧徯</text:p>
          </table:table-cell>
          <table:table-cell office:value-type="string" calcext:value-type="string">
            <text:p>ふけい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0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2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20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霊獣</text:p>
          </table:table-cell>
          <table:table-cell office:value-type="string" calcext:value-type="string">
            <text:p>https://static.wixstatic.com/media/b5ba90_aaf34a673de64dcab49ea2ac124ddff7~mv2.jpg</text:p>
          </table:table-cell>
          <table:table-cell table:formula="of:=CONCATENATE([$JSON.$A$1];[.$C20];[$JSON.$B$1];[.$E20];[$JSON.$C$1];[.$F20];[$JSON.$D$1];[.$G20];[$JSON.$E$1];[.$S20];[$JSON.$F$1];[.$T20];[$JSON.$G$1];[.$U20];[$JSON.$H$1];[.$I20];[$JSON.$I$1];[.$K20];[$JSON.$J$1];[.$M20];[$JSON.$K$1];IFERROR([.$P20];&quot;null&quot;);[$JSON.$L$1];[.$O20];[$JSON.$M$1];IFERROR([.$Q20];&quot;null&quot;);[$JSON.$N$1];IFERROR([.$R20];&quot;null&quot;);[$JSON.$O$1];[.$A20];[$JSON.$P$1];[.$B20];[$JSON.$Q$1])" office:value-type="string" office:string-value="{&quot;id&quot;:&quot;SB1_7&quot;,&quot;name&quot;:&quot;鳧徯&quot;,&quot;displayName&quot;:&quot;鳧徯&quot;,&quot;kana&quot;:&quot;ふけい&quot;,&quot;ruleText&quot;:&quot;&quot;,&quot;attributeText&quot;:&quot;霊獣&quot;,&quot;imageUrl&quot;:&quot;https://static.wixstatic.com/media/b5ba90_aaf34a673de64dcab49ea2ac124ddff7~mv2.jpg&quot;,&quot;expansion&quot;:11,&quot;rarity&quot;:1,&quot;type&quot;:1,&quot;level&quot;:2,&quot;color&quot;:2,&quot;ap&quot;:200,&quot;hp&quot;:200,&quot;orderTable&quot;:19,&quot;orderDeck&quot;:7}," calcext:value-type="string">
            <text:p>{"id":"SB1_7","name":"鳧徯","displayName":"鳧徯","kana":"ふけい","ruleText":"","attributeText":"霊獣","imageUrl":"https://static.wixstatic.com/media/b5ba90_aaf34a673de64dcab49ea2ac124ddff7~mv2.jpg","expansion":11,"rarity":1,"type":1,"level":2,"color":2,"ap":200,"hp":200,"orderTable":19,"orderDeck":7},</text:p>
          </table:table-cell>
          <table:table-cell table:number-columns-repeated="1634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NCATENATE(&quot;SB1_&quot;;[.D21])" office:value-type="string" office:string-value="SB1_8" calcext:value-type="string">
            <text:p>SB1_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マビエ</text:p>
          </table:table-cell>
          <table:table-cell table:formula="of:=[.E21]" office:value-type="string" office:string-value="アマビエ" calcext:value-type="string">
            <text:p>アマビエ</text:p>
          </table:table-cell>
          <table:table-cell office:value-type="string" calcext:value-type="string">
            <text:p>あまびえ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1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2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21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ひるむ</text:p>
          </table:table-cell>
          <table:table-cell office:value-type="string" calcext:value-type="string">
            <text:p><text:span text:style-name="T1">湖水¶</text:span>霊獣</text:p>
          </table:table-cell>
          <table:table-cell office:value-type="string" calcext:value-type="string">
            <text:p>https://static.wixstatic.com/media/b5ba90_7936aa02ff084c1fb7a661d33ed0f869~mv2.jpg</text:p>
          </table:table-cell>
          <table:table-cell table:formula="of:=CONCATENATE([$JSON.$A$1];[.$C21];[$JSON.$B$1];[.$E21];[$JSON.$C$1];[.$F21];[$JSON.$D$1];[.$G21];[$JSON.$E$1];[.$S21];[$JSON.$F$1];[.$T21];[$JSON.$G$1];[.$U21];[$JSON.$H$1];[.$I21];[$JSON.$I$1];[.$K21];[$JSON.$J$1];[.$M21];[$JSON.$K$1];IFERROR([.$P21];&quot;null&quot;);[$JSON.$L$1];[.$O21];[$JSON.$M$1];IFERROR([.$Q21];&quot;null&quot;);[$JSON.$N$1];IFERROR([.$R21];&quot;null&quot;);[$JSON.$O$1];[.$A21];[$JSON.$P$1];[.$B21];[$JSON.$Q$1])" office:value-type="string" office:string-value="{&quot;id&quot;:&quot;SB1_8&quot;,&quot;name&quot;:&quot;アマビエ&quot;,&quot;displayName&quot;:&quot;アマビエ&quot;,&quot;kana&quot;:&quot;あまびえ&quot;,&quot;ruleText&quot;:&quot;ひるむ&quot;,&quot;attributeText&quot;:&quot;湖水¶霊獣&quot;,&quot;imageUrl&quot;:&quot;https://static.wixstatic.com/media/b5ba90_7936aa02ff084c1fb7a661d33ed0f869~mv2.jpg&quot;,&quot;expansion&quot;:11,&quot;rarity&quot;:1,&quot;type&quot;:1,&quot;level&quot;:1,&quot;color&quot;:2,&quot;ap&quot;:200,&quot;hp&quot;:200,&quot;orderTable&quot;:20,&quot;orderDeck&quot;:2}," calcext:value-type="string">
            <text:p>{"id":"SB1_8","name":"アマビエ","displayName":"アマビエ","kana":"あまびえ","ruleText":"ひるむ","attributeText":"湖水¶霊獣","imageUrl":"https://static.wixstatic.com/media/b5ba90_7936aa02ff084c1fb7a661d33ed0f869~mv2.jpg","expansion":11,"rarity":1,"type":1,"level":1,"color":2,"ap":200,"hp":200,"orderTable":20,"orderDeck":2},</text:p>
          </table:table-cell>
          <table:table-cell table:number-columns-repeated="1634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CONCATENATE(&quot;SB1_&quot;;[.D22])" office:value-type="string" office:string-value="SB1_9" calcext:value-type="string">
            <text:p>SB1_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儚き送り火</text:p>
          </table:table-cell>
          <table:table-cell table:formula="of:=[.E22]" office:value-type="string" office:string-value="儚き送り火" calcext:value-type="string">
            <text:p>儚き送り火</text:p>
          </table:table-cell>
          <table:table-cell office:value-type="string" calcext:value-type="string">
            <text:p>はかなきおくりび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2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22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22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style-name="ce11" table:formula="of:=VLOOKUP([.N2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大怪魔を持たない相手の怪魔を1つ選び、手札に戻す。</text:p>
          </table:table-cell>
          <table:table-cell office:value-type="string" calcext:value-type="string">
            <text:p>火炎</text:p>
          </table:table-cell>
          <table:table-cell office:value-type="string" calcext:value-type="string">
            <text:p>https://static.wixstatic.com/media/b5ba90_e907d1a055cd4bee8ab46c49a2d64b92~mv2.jpg</text:p>
          </table:table-cell>
          <table:table-cell table:formula="of:=CONCATENATE([$JSON.$A$1];[.$C22];[$JSON.$B$1];[.$E22];[$JSON.$C$1];[.$F22];[$JSON.$D$1];[.$G22];[$JSON.$E$1];[.$S22];[$JSON.$F$1];[.$T22];[$JSON.$G$1];[.$U22];[$JSON.$H$1];[.$I22];[$JSON.$I$1];[.$K22];[$JSON.$J$1];[.$M22];[$JSON.$K$1];IFERROR([.$P22];&quot;null&quot;);[$JSON.$L$1];[.$O22];[$JSON.$M$1];IFERROR([.$Q22];&quot;null&quot;);[$JSON.$N$1];IFERROR([.$R22];&quot;null&quot;);[$JSON.$O$1];[.$A22];[$JSON.$P$1];[.$B22];[$JSON.$Q$1])" office:value-type="string" office:string-value="{&quot;id&quot;:&quot;SB1_9&quot;,&quot;name&quot;:&quot;儚き送り火&quot;,&quot;displayName&quot;:&quot;儚き送り火&quot;,&quot;kana&quot;:&quot;はかなきおくりび&quot;,&quot;ruleText&quot;:&quot;大怪魔を持たない相手の怪魔を1つ選び、手札に戻す。&quot;,&quot;attributeText&quot;:&quot;火炎&quot;,&quot;imageUrl&quot;:&quot;https://static.wixstatic.com/media/b5ba90_e907d1a055cd4bee8ab46c49a2d64b92~mv2.jpg&quot;,&quot;expansion&quot;:11,&quot;rarity&quot;:2,&quot;type&quot;:2,&quot;level&quot;:3,&quot;color&quot;:2,&quot;ap&quot;:null,&quot;hp&quot;:null,&quot;orderTable&quot;:21,&quot;orderDeck&quot;:27}," calcext:value-type="string">
            <text:p>{"id":"SB1_9","name":"儚き送り火","displayName":"儚き送り火","kana":"はかなきおくりび","ruleText":"大怪魔を持たない相手の怪魔を1つ選び、手札に戻す。","attributeText":"火炎","imageUrl":"https://static.wixstatic.com/media/b5ba90_e907d1a055cd4bee8ab46c49a2d64b92~mv2.jpg","expansion":11,"rarity":2,"type":2,"level":3,"color":2,"ap":null,"hp":null,"orderTable":21,"orderDeck":27},</text:p>
          </table:table-cell>
          <table:table-cell table:number-columns-repeated="1634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CONCATENATE(&quot;SB1_&quot;;[.D23])" office:value-type="string" office:string-value="SB1_10" calcext:value-type="string">
            <text:p>SB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青鬼の爪</text:p>
          </table:table-cell>
          <table:table-cell table:formula="of:=[.E23]" office:value-type="string" office:string-value="青鬼の爪" calcext:value-type="string">
            <text:p>青鬼の爪</text:p>
          </table:table-cell>
          <table:table-cell office:value-type="string" calcext:value-type="string">
            <text:p>あおおにのつめ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3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3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23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23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ed9f472b951245cea9652c4ee70a3f45~mv2.jpg</text:p>
          </table:table-cell>
          <table:table-cell table:formula="of:=CONCATENATE([$JSON.$A$1];[.$C23];[$JSON.$B$1];[.$E23];[$JSON.$C$1];[.$F23];[$JSON.$D$1];[.$G23];[$JSON.$E$1];[.$S23];[$JSON.$F$1];[.$T23];[$JSON.$G$1];[.$U23];[$JSON.$H$1];[.$I23];[$JSON.$I$1];[.$K23];[$JSON.$J$1];[.$M23];[$JSON.$K$1];IFERROR([.$P23];&quot;null&quot;);[$JSON.$L$1];[.$O23];[$JSON.$M$1];IFERROR([.$Q23];&quot;null&quot;);[$JSON.$N$1];IFERROR([.$R23];&quot;null&quot;);[$JSON.$O$1];[.$A23];[$JSON.$P$1];[.$B23];[$JSON.$Q$1])" office:value-type="string" office:string-value="{&quot;id&quot;:&quot;SB1_10&quot;,&quot;name&quot;:&quot;青鬼の爪&quot;,&quot;displayName&quot;:&quot;青鬼の爪&quot;,&quot;kana&quot;:&quot;あおおにのつめ&quot;,&quot;ruleText&quot;:&quot;これが付いている怪魔のAPを300増やす。&quot;,&quot;attributeText&quot;:&quot;武具&quot;,&quot;imageUrl&quot;:&quot;https://static.wixstatic.com/media/b5ba90_ed9f472b951245cea9652c4ee70a3f45~mv2.jpg&quot;,&quot;expansion&quot;:11,&quot;rarity&quot;:1,&quot;type&quot;:3,&quot;level&quot;:1,&quot;color&quot;:2,&quot;ap&quot;:null,&quot;hp&quot;:null,&quot;orderTable&quot;:22,&quot;orderDeck&quot;:28}," calcext:value-type="string">
            <text:p>{"id":"SB1_10","name":"青鬼の爪","displayName":"青鬼の爪","kana":"あおおにのつめ","ruleText":"これが付いている怪魔のAPを300増やす。","attributeText":"武具","imageUrl":"https://static.wixstatic.com/media/b5ba90_ed9f472b951245cea9652c4ee70a3f45~mv2.jpg","expansion":11,"rarity":1,"type":3,"level":1,"color":2,"ap":null,"hp":null,"orderTable":22,"orderDeck":28},</text:p>
          </table:table-cell>
          <table:table-cell table:number-columns-repeated="1634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formula="of:=CONCATENATE(&quot;SB1_&quot;;[.D24])" office:value-type="string" office:string-value="SB1_11" calcext:value-type="string">
            <text:p>SB1_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青の魔力</text:p>
          </table:table-cell>
          <table:table-cell table:formula="of:=[.E24]" office:value-type="string" office:string-value="青の魔力" calcext:value-type="string">
            <text:p>青の魔力</text:p>
          </table:table-cell>
          <table:table-cell office:value-type="string" calcext:value-type="string">
            <text:p>あおのまりょく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4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4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魔力</text:p>
          </table:table-cell>
          <table:table-cell table:style-name="ce11" table:formula="of:=VLOOKUP([.L24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style-name="ce11" table:formula="of:=VLOOKUP([.N24];[$色番号.$A$1:$色番号.$B$8];2;0)"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https://static.wixstatic.com/media/b5ba90_9ebe14e7d1e04d2b8482f7f2ca80e25d~mv2.jpg</text:p>
          </table:table-cell>
          <table:table-cell table:formula="of:=CONCATENATE([$JSON.$A$1];[.$C24];[$JSON.$B$1];[.$E24];[$JSON.$C$1];[.$F24];[$JSON.$D$1];[.$G24];[$JSON.$E$1];[.$S24];[$JSON.$F$1];[.$T24];[$JSON.$G$1];[.$U24];[$JSON.$H$1];[.$I24];[$JSON.$I$1];[.$K24];[$JSON.$J$1];[.$M24];[$JSON.$K$1];IFERROR([.$P24];&quot;null&quot;);[$JSON.$L$1];[.$O24];[$JSON.$M$1];IFERROR([.$Q24];&quot;null&quot;);[$JSON.$N$1];IFERROR([.$R24];&quot;null&quot;);[$JSON.$O$1];[.$A24];[$JSON.$P$1];[.$B24];[$JSON.$Q$1])" office:value-type="string" office:string-value="{&quot;id&quot;:&quot;SB1_11&quot;,&quot;name&quot;:&quot;青の魔力&quot;,&quot;displayName&quot;:&quot;青の魔力&quot;,&quot;kana&quot;:&quot;あおのまりょく&quot;,&quot;ruleText&quot;:&quot;&quot;,&quot;attributeText&quot;:&quot;&quot;,&quot;imageUrl&quot;:&quot;https://static.wixstatic.com/media/b5ba90_9ebe14e7d1e04d2b8482f7f2ca80e25d~mv2.jpg&quot;,&quot;expansion&quot;:11,&quot;rarity&quot;:1,&quot;type&quot;:4,&quot;level&quot;:null,&quot;color&quot;:2,&quot;ap&quot;:null,&quot;hp&quot;:null,&quot;orderTable&quot;:23,&quot;orderDeck&quot;:33}," calcext:value-type="string">
            <text:p>{"id":"SB1_11","name":"青の魔力","displayName":"青の魔力","kana":"あおのまりょく","ruleText":"","attributeText":"","imageUrl":"https://static.wixstatic.com/media/b5ba90_9ebe14e7d1e04d2b8482f7f2ca80e25d~mv2.jpg","expansion":11,"rarity":1,"type":4,"level":null,"color":2,"ap":null,"hp":null,"orderTable":23,"orderDeck":33},</text:p>
          </table:table-cell>
          <table:table-cell table:number-columns-repeated="1634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formula="of:=CONCATENATE(&quot;SB1_&quot;;[.D25])" office:value-type="string" office:string-value="SB1_12" calcext:value-type="string">
            <text:p>SB1_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青の覚醒魔力</text:p>
          </table:table-cell>
          <table:table-cell table:formula="of:=[.E25]" office:value-type="string" office:string-value="青の覚醒魔力" calcext:value-type="string">
            <text:p>青の覚醒魔力</text:p>
          </table:table-cell>
          <table:table-cell office:value-type="string" calcext:value-type="string">
            <text:p>あおのかくせいまりょく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5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2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25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style-name="ce11" table:formula="of:=VLOOKUP([.N25];[$色番号.$A$1:$色番号.$B$8];2;0)"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¶ウォールゾーンから青のカードが自分の捨て札に置かれるとき、これをウラ向きにすることで、そのカードを捨て札に置く代わりに手札に加えてよい。そうしたら手札を1枚捨てる。</text:p>
          </table:table-cell>
          <table:table-cell/>
          <table:table-cell office:value-type="string" calcext:value-type="string">
            <text:p>https://static.wixstatic.com/media/b5ba90_e8e76808549046f0a47c62ea9e488c18~mv2.jpg</text:p>
          </table:table-cell>
          <table:table-cell table:formula="of:=CONCATENATE([$JSON.$A$1];[.$C25];[$JSON.$B$1];[.$E25];[$JSON.$C$1];[.$F25];[$JSON.$D$1];[.$G25];[$JSON.$E$1];[.$S25];[$JSON.$F$1];[.$T25];[$JSON.$G$1];[.$U25];[$JSON.$H$1];[.$I25];[$JSON.$I$1];[.$K25];[$JSON.$J$1];[.$M25];[$JSON.$K$1];IFERROR([.$P25];&quot;null&quot;);[$JSON.$L$1];[.$O25];[$JSON.$M$1];IFERROR([.$Q25];&quot;null&quot;);[$JSON.$N$1];IFERROR([.$R25];&quot;null&quot;);[$JSON.$O$1];[.$A25];[$JSON.$P$1];[.$B25];[$JSON.$Q$1])" office:value-type="string" office:string-value="{&quot;id&quot;:&quot;SB1_12&quot;,&quot;name&quot;:&quot;青の覚醒魔力&quot;,&quot;displayName&quot;:&quot;青の覚醒魔力&quot;,&quot;kana&quot;:&quot;あおのかくせいまりょく&quot;,&quot;ruleText&quot;:&quot;覚醒魔力¶ウォールゾーンから青のカードが自分の捨て札に置かれるとき、これをウラ向きにすることで、そのカードを捨て札に置く代わりに手札に加えてよい。そうしたら手札を1枚捨てる。&quot;,&quot;attributeText&quot;:&quot;&quot;,&quot;imageUrl&quot;:&quot;https://static.wixstatic.com/media/b5ba90_e8e76808549046f0a47c62ea9e488c18~mv2.jpg&quot;,&quot;expansion&quot;:11,&quot;rarity&quot;:2,&quot;type&quot;:4,&quot;level&quot;:null,&quot;color&quot;:2,&quot;ap&quot;:null,&quot;hp&quot;:null,&quot;orderTable&quot;:24,&quot;orderDeck&quot;:34}," calcext:value-type="string">
            <text:p>{"id":"SB1_12","name":"青の覚醒魔力","displayName":"青の覚醒魔力","kana":"あおのかくせいまりょく","ruleText":"覚醒魔力¶ウォールゾーンから青のカードが自分の捨て札に置かれるとき、これをウラ向きにすることで、そのカードを捨て札に置く代わりに手札に加えてよい。そうしたら手札を1枚捨てる。","attributeText":"","imageUrl":"https://static.wixstatic.com/media/b5ba90_e8e76808549046f0a47c62ea9e488c18~mv2.jpg","expansion":11,"rarity":2,"type":4,"level":null,"color":2,"ap":null,"hp":null,"orderTable":24,"orderDeck":34},</text:p>
          </table:table-cell>
          <table:table-cell table:number-columns-repeated="1634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CONCATENATE(&quot;SG1_&quot;;[.D26])" office:value-type="string" office:string-value="SG1_1" calcext:value-type="string">
            <text:p>SG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アロサウルス</text:p>
          </table:table-cell>
          <table:table-cell table:formula="of:=[.E26]" office:value-type="string" office:string-value="アロサウルス" calcext:value-type="string">
            <text:p>アロサウルス</text:p>
          </table:table-cell>
          <table:table-cell office:value-type="string" calcext:value-type="string">
            <text:p>あろさうるす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6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SR</text:p>
          </table:table-cell>
          <table:table-cell table:style-name="ce11" table:formula="of:=VLOOKUP([.J26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2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6];[$色番号.$A$1:$色番号.$B$8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大怪魔¶ダブルクラッシャー¶緑×4 APとHPを200増やす。</text:p>
          </table:table-cell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8df6105817214a4d840282749772031e~mv2.jpg</text:p>
          </table:table-cell>
          <table:table-cell table:formula="of:=CONCATENATE([$JSON.$A$1];[.$C26];[$JSON.$B$1];[.$E26];[$JSON.$C$1];[.$F26];[$JSON.$D$1];[.$G26];[$JSON.$E$1];[.$S26];[$JSON.$F$1];[.$T26];[$JSON.$G$1];[.$U26];[$JSON.$H$1];[.$I26];[$JSON.$I$1];[.$K26];[$JSON.$J$1];[.$M26];[$JSON.$K$1];IFERROR([.$P26];&quot;null&quot;);[$JSON.$L$1];[.$O26];[$JSON.$M$1];IFERROR([.$Q26];&quot;null&quot;);[$JSON.$N$1];IFERROR([.$R26];&quot;null&quot;);[$JSON.$O$1];[.$A26];[$JSON.$P$1];[.$B26];[$JSON.$Q$1])" office:value-type="string" office:string-value="{&quot;id&quot;:&quot;SG1_1&quot;,&quot;name&quot;:&quot;アロサウルス&quot;,&quot;displayName&quot;:&quot;アロサウルス&quot;,&quot;kana&quot;:&quot;あろさうるす&quot;,&quot;ruleText&quot;:&quot;大怪魔¶ダブルクラッシャー¶緑×4 APとHPを200増やす。&quot;,&quot;attributeText&quot;:&quot;恐竜&quot;,&quot;imageUrl&quot;:&quot;https://static.wixstatic.com/media/b5ba90_8df6105817214a4d840282749772031e~mv2.jpg&quot;,&quot;expansion&quot;:12,&quot;rarity&quot;:4,&quot;type&quot;:1,&quot;level&quot;:8,&quot;color&quot;:4,&quot;ap&quot;:700,&quot;hp&quot;:700,&quot;orderTable&quot;:25,&quot;orderDeck&quot;:24}," calcext:value-type="string">
            <text:p>{"id":"SG1_1","name":"アロサウルス","displayName":"アロサウルス","kana":"あろさうるす","ruleText":"大怪魔¶ダブルクラッシャー¶緑×4 APとHPを200増やす。","attributeText":"恐竜","imageUrl":"https://static.wixstatic.com/media/b5ba90_8df6105817214a4d840282749772031e~mv2.jpg","expansion":12,"rarity":4,"type":1,"level":8,"color":4,"ap":700,"hp":700,"orderTable":25,"orderDeck":24},</text:p>
          </table:table-cell>
          <table:table-cell table:number-columns-repeated="1634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CONCATENATE(&quot;SG1_&quot;;[.D27])" office:value-type="string" office:string-value="SG1_2" calcext:value-type="string">
            <text:p>SG1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サウロペルタ</text:p>
          </table:table-cell>
          <table:table-cell table:formula="of:=[.E27]" office:value-type="string" office:string-value="サウロペルタ" calcext:value-type="string">
            <text:p>サウロペルタ</text:p>
          </table:table-cell>
          <table:table-cell office:value-type="string" calcext:value-type="string">
            <text:p>さうろぺるた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7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2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2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7];[$色番号.$A$1:$色番号.$B$8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2cbe270935b14af39061f6dfd0a1bab2~mv2.jpg</text:p>
          </table:table-cell>
          <table:table-cell table:formula="of:=CONCATENATE([$JSON.$A$1];[.$C27];[$JSON.$B$1];[.$E27];[$JSON.$C$1];[.$F27];[$JSON.$D$1];[.$G27];[$JSON.$E$1];[.$S27];[$JSON.$F$1];[.$T27];[$JSON.$G$1];[.$U27];[$JSON.$H$1];[.$I27];[$JSON.$I$1];[.$K27];[$JSON.$J$1];[.$M27];[$JSON.$K$1];IFERROR([.$P27];&quot;null&quot;);[$JSON.$L$1];[.$O27];[$JSON.$M$1];IFERROR([.$Q27];&quot;null&quot;);[$JSON.$N$1];IFERROR([.$R27];&quot;null&quot;);[$JSON.$O$1];[.$A27];[$JSON.$P$1];[.$B27];[$JSON.$Q$1])" office:value-type="string" office:string-value="{&quot;id&quot;:&quot;SG1_2&quot;,&quot;name&quot;:&quot;サウロペルタ&quot;,&quot;displayName&quot;:&quot;サウロペルタ&quot;,&quot;kana&quot;:&quot;さうろぺるた&quot;,&quot;ruleText&quot;:&quot;&quot;,&quot;attributeText&quot;:&quot;恐竜&quot;,&quot;imageUrl&quot;:&quot;https://static.wixstatic.com/media/b5ba90_2cbe270935b14af39061f6dfd0a1bab2~mv2.jpg&quot;,&quot;expansion&quot;:12,&quot;rarity&quot;:2,&quot;type&quot;:1,&quot;level&quot;:5,&quot;color&quot;:4,&quot;ap&quot;:400,&quot;hp&quot;:600,&quot;orderTable&quot;:26,&quot;orderDeck&quot;:20}," calcext:value-type="string">
            <text:p>{"id":"SG1_2","name":"サウロペルタ","displayName":"サウロペルタ","kana":"さうろぺるた","ruleText":"","attributeText":"恐竜","imageUrl":"https://static.wixstatic.com/media/b5ba90_2cbe270935b14af39061f6dfd0a1bab2~mv2.jpg","expansion":12,"rarity":2,"type":1,"level":5,"color":4,"ap":400,"hp":600,"orderTable":26,"orderDeck":20},</text:p>
          </table:table-cell>
          <table:table-cell table:number-columns-repeated="1634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CONCATENATE(&quot;SG1_&quot;;[.D28])" office:value-type="string" office:string-value="SG1_3" calcext:value-type="string">
            <text:p>SG1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イグアノドン</text:p>
          </table:table-cell>
          <table:table-cell table:formula="of:=[.E28]" office:value-type="string" office:string-value="イグアノドン" calcext:value-type="string">
            <text:p>イグアノドン</text:p>
          </table:table-cell>
          <table:table-cell office:value-type="string" calcext:value-type="string">
            <text:p>いぐあのどん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8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28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2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8];[$色番号.$A$1:$色番号.$B$8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77ffe4a56f1d4ecebb9354c4348ebc11~mv2.jpg</text:p>
          </table:table-cell>
          <table:table-cell table:formula="of:=CONCATENATE([$JSON.$A$1];[.$C28];[$JSON.$B$1];[.$E28];[$JSON.$C$1];[.$F28];[$JSON.$D$1];[.$G28];[$JSON.$E$1];[.$S28];[$JSON.$F$1];[.$T28];[$JSON.$G$1];[.$U28];[$JSON.$H$1];[.$I28];[$JSON.$I$1];[.$K28];[$JSON.$J$1];[.$M28];[$JSON.$K$1];IFERROR([.$P28];&quot;null&quot;);[$JSON.$L$1];[.$O28];[$JSON.$M$1];IFERROR([.$Q28];&quot;null&quot;);[$JSON.$N$1];IFERROR([.$R28];&quot;null&quot;);[$JSON.$O$1];[.$A28];[$JSON.$P$1];[.$B28];[$JSON.$Q$1])" office:value-type="string" office:string-value="{&quot;id&quot;:&quot;SG1_3&quot;,&quot;name&quot;:&quot;イグアノドン&quot;,&quot;displayName&quot;:&quot;イグアノドン&quot;,&quot;kana&quot;:&quot;いぐあのどん&quot;,&quot;ruleText&quot;:&quot;&quot;,&quot;attributeText&quot;:&quot;恐竜&quot;,&quot;imageUrl&quot;:&quot;https://static.wixstatic.com/media/b5ba90_77ffe4a56f1d4ecebb9354c4348ebc11~mv2.jpg&quot;,&quot;expansion&quot;:12,&quot;rarity&quot;:1,&quot;type&quot;:1,&quot;level&quot;:4,&quot;color&quot;:4,&quot;ap&quot;:400,&quot;hp&quot;:400,&quot;orderTable&quot;:27,&quot;orderDeck&quot;:18}," calcext:value-type="string">
            <text:p>{"id":"SG1_3","name":"イグアノドン","displayName":"イグアノドン","kana":"いぐあのどん","ruleText":"","attributeText":"恐竜","imageUrl":"https://static.wixstatic.com/media/b5ba90_77ffe4a56f1d4ecebb9354c4348ebc11~mv2.jpg","expansion":12,"rarity":1,"type":1,"level":4,"color":4,"ap":400,"hp":400,"orderTable":27,"orderDeck":18},</text:p>
          </table:table-cell>
          <table:table-cell table:number-columns-repeated="1634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CONCATENATE(&quot;SG1_&quot;;[.D29])" office:value-type="string" office:string-value="SG1_4" calcext:value-type="string">
            <text:p>SG1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スミロドン</text:p>
          </table:table-cell>
          <table:table-cell table:formula="of:=[.E29]" office:value-type="string" office:string-value="スミロドン" calcext:value-type="string">
            <text:p>スミロドン</text:p>
          </table:table-cell>
          <table:table-cell office:value-type="string" calcext:value-type="string">
            <text:p>すみろどん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9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29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2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9];[$色番号.$A$1:$色番号.$B$8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左右レーンに登場時、ターン終了時までAPを200増やす。</text:p>
          </table:table-cell>
          <table:table-cell office:value-type="string" calcext:value-type="string">
            <text:p>鳥獣</text:p>
          </table:table-cell>
          <table:table-cell office:value-type="string" calcext:value-type="string">
            <text:p>https://static.wixstatic.com/media/b5ba90_d957d633bb5d48dcade6cbf65fd79c5f~mv2.jpg</text:p>
          </table:table-cell>
          <table:table-cell table:formula="of:=CONCATENATE([$JSON.$A$1];[.$C29];[$JSON.$B$1];[.$E29];[$JSON.$C$1];[.$F29];[$JSON.$D$1];[.$G29];[$JSON.$E$1];[.$S29];[$JSON.$F$1];[.$T29];[$JSON.$G$1];[.$U29];[$JSON.$H$1];[.$I29];[$JSON.$I$1];[.$K29];[$JSON.$J$1];[.$M29];[$JSON.$K$1];IFERROR([.$P29];&quot;null&quot;);[$JSON.$L$1];[.$O29];[$JSON.$M$1];IFERROR([.$Q29];&quot;null&quot;);[$JSON.$N$1];IFERROR([.$R29];&quot;null&quot;);[$JSON.$O$1];[.$A29];[$JSON.$P$1];[.$B29];[$JSON.$Q$1])" office:value-type="string" office:string-value="{&quot;id&quot;:&quot;SG1_4&quot;,&quot;name&quot;:&quot;スミロドン&quot;,&quot;displayName&quot;:&quot;スミロドン&quot;,&quot;kana&quot;:&quot;すみろどん&quot;,&quot;ruleText&quot;:&quot;左右レーンに登場時、ターン終了時までAPを200増やす。&quot;,&quot;attributeText&quot;:&quot;鳥獣&quot;,&quot;imageUrl&quot;:&quot;https://static.wixstatic.com/media/b5ba90_d957d633bb5d48dcade6cbf65fd79c5f~mv2.jpg&quot;,&quot;expansion&quot;:12,&quot;rarity&quot;:2,&quot;type&quot;:1,&quot;level&quot;:4,&quot;color&quot;:4,&quot;ap&quot;:300,&quot;hp&quot;:400,&quot;orderTable&quot;:28,&quot;orderDeck&quot;:17}," calcext:value-type="string">
            <text:p>{"id":"SG1_4","name":"スミロドン","displayName":"スミロドン","kana":"すみろどん","ruleText":"左右レーンに登場時、ターン終了時までAPを200増やす。","attributeText":"鳥獣","imageUrl":"https://static.wixstatic.com/media/b5ba90_d957d633bb5d48dcade6cbf65fd79c5f~mv2.jpg","expansion":12,"rarity":2,"type":1,"level":4,"color":4,"ap":300,"hp":400,"orderTable":28,"orderDeck":17},</text:p>
          </table:table-cell>
          <table:table-cell table:number-columns-repeated="1634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formula="of:=CONCATENATE(&quot;SG1_&quot;;[.D30])" office:value-type="string" office:string-value="SG1_5" calcext:value-type="string">
            <text:p>SG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プテラノドン</text:p>
          </table:table-cell>
          <table:table-cell table:formula="of:=[.E30]" office:value-type="string" office:string-value="プテラノドン" calcext:value-type="string">
            <text:p>プテラノドン</text:p>
          </table:table-cell>
          <table:table-cell office:value-type="string" calcext:value-type="string">
            <text:p>ぷてらのどん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0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0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飛翔¶翼竜</text:p>
          </table:table-cell>
          <table:table-cell office:value-type="string" calcext:value-type="string">
            <text:p>https://static.wixstatic.com/media/b5ba90_1ca597f8bc094000aca4ce6756eb5de7~mv2.jpg</text:p>
          </table:table-cell>
          <table:table-cell table:formula="of:=CONCATENATE([$JSON.$A$1];[.$C30];[$JSON.$B$1];[.$E30];[$JSON.$C$1];[.$F30];[$JSON.$D$1];[.$G30];[$JSON.$E$1];[.$S30];[$JSON.$F$1];[.$T30];[$JSON.$G$1];[.$U30];[$JSON.$H$1];[.$I30];[$JSON.$I$1];[.$K30];[$JSON.$J$1];[.$M30];[$JSON.$K$1];IFERROR([.$P30];&quot;null&quot;);[$JSON.$L$1];[.$O30];[$JSON.$M$1];IFERROR([.$Q30];&quot;null&quot;);[$JSON.$N$1];IFERROR([.$R30];&quot;null&quot;);[$JSON.$O$1];[.$A30];[$JSON.$P$1];[.$B30];[$JSON.$Q$1])" office:value-type="string" office:string-value="{&quot;id&quot;:&quot;SG1_5&quot;,&quot;name&quot;:&quot;プテラノドン&quot;,&quot;displayName&quot;:&quot;プテラノドン&quot;,&quot;kana&quot;:&quot;ぷてらのどん&quot;,&quot;ruleText&quot;:&quot;&quot;,&quot;attributeText&quot;:&quot;飛翔¶翼竜&quot;,&quot;imageUrl&quot;:&quot;https://static.wixstatic.com/media/b5ba90_1ca597f8bc094000aca4ce6756eb5de7~mv2.jpg&quot;,&quot;expansion&quot;:12,&quot;rarity&quot;:1,&quot;type&quot;:1,&quot;level&quot;:3,&quot;color&quot;:4,&quot;ap&quot;:300,&quot;hp&quot;:300,&quot;orderTable&quot;:29,&quot;orderDeck&quot;:14}," calcext:value-type="string">
            <text:p>{"id":"SG1_5","name":"プテラノドン","displayName":"プテラノドン","kana":"ぷてらのどん","ruleText":"","attributeText":"飛翔¶翼竜","imageUrl":"https://static.wixstatic.com/media/b5ba90_1ca597f8bc094000aca4ce6756eb5de7~mv2.jpg","expansion":12,"rarity":1,"type":1,"level":3,"color":4,"ap":300,"hp":300,"orderTable":29,"orderDeck":14},</text:p>
          </table:table-cell>
          <table:table-cell table:number-columns-repeated="1634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CONCATENATE(&quot;SG1_&quot;;[.D31])" office:value-type="string" office:string-value="SG1_6" calcext:value-type="string">
            <text:p>SG1_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ギガンテウスオオツノジカ</text:p>
          </table:table-cell>
          <table:table-cell table:formula="of:=[.E31]" office:value-type="string" office:string-value="ギガンテウスオオツノジカ" calcext:value-type="string">
            <text:p>ギガンテウスオオツノジカ</text:p>
          </table:table-cell>
          <table:table-cell office:value-type="string" calcext:value-type="string">
            <text:p>ぎがんてうすおおつのじか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1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1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鳥獣</text:p>
          </table:table-cell>
          <table:table-cell office:value-type="string" calcext:value-type="string">
            <text:p>https://static.wixstatic.com/media/b5ba90_ed6df355d8aa4881978068908ee60525~mv2.jpg</text:p>
          </table:table-cell>
          <table:table-cell table:formula="of:=CONCATENATE([$JSON.$A$1];[.$C31];[$JSON.$B$1];[.$E31];[$JSON.$C$1];[.$F31];[$JSON.$D$1];[.$G31];[$JSON.$E$1];[.$S31];[$JSON.$F$1];[.$T31];[$JSON.$G$1];[.$U31];[$JSON.$H$1];[.$I31];[$JSON.$I$1];[.$K31];[$JSON.$J$1];[.$M31];[$JSON.$K$1];IFERROR([.$P31];&quot;null&quot;);[$JSON.$L$1];[.$O31];[$JSON.$M$1];IFERROR([.$Q31];&quot;null&quot;);[$JSON.$N$1];IFERROR([.$R31];&quot;null&quot;);[$JSON.$O$1];[.$A31];[$JSON.$P$1];[.$B31];[$JSON.$Q$1])" office:value-type="string" office:string-value="{&quot;id&quot;:&quot;SG1_6&quot;,&quot;name&quot;:&quot;ギガンテウスオオツノジカ&quot;,&quot;displayName&quot;:&quot;ギガンテウスオオツノジカ&quot;,&quot;kana&quot;:&quot;ぎがんてうすおおつのじか&quot;,&quot;ruleText&quot;:&quot;&quot;,&quot;attributeText&quot;:&quot;鳥獣&quot;,&quot;imageUrl&quot;:&quot;https://static.wixstatic.com/media/b5ba90_ed6df355d8aa4881978068908ee60525~mv2.jpg&quot;,&quot;expansion&quot;:12,&quot;rarity&quot;:1,&quot;type&quot;:1,&quot;level&quot;:3,&quot;color&quot;:4,&quot;ap&quot;:200,&quot;hp&quot;:400,&quot;orderTable&quot;:30,&quot;orderDeck&quot;:13}," calcext:value-type="string">
            <text:p>{"id":"SG1_6","name":"ギガンテウスオオツノジカ","displayName":"ギガンテウスオオツノジカ","kana":"ぎがんてうすおおつのじか","ruleText":"","attributeText":"鳥獣","imageUrl":"https://static.wixstatic.com/media/b5ba90_ed6df355d8aa4881978068908ee60525~mv2.jpg","expansion":12,"rarity":1,"type":1,"level":3,"color":4,"ap":200,"hp":400,"orderTable":30,"orderDeck":13},</text:p>
          </table:table-cell>
          <table:table-cell table:number-columns-repeated="1634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CONCATENATE(&quot;SG1_&quot;;[.D32])" office:value-type="string" office:string-value="SG1_7" calcext:value-type="string">
            <text:p>SG1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ディッキンソニア</text:p>
          </table:table-cell>
          <table:table-cell table:formula="of:=[.E32]" office:value-type="string" office:string-value="ディッキンソニア" calcext:value-type="string">
            <text:p>ディッキンソニア</text:p>
          </table:table-cell>
          <table:table-cell office:value-type="string" calcext:value-type="string">
            <text:p>でぃっきんそにあ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2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2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湖水¶古代</text:p>
          </table:table-cell>
          <table:table-cell office:value-type="string" calcext:value-type="string">
            <text:p>https://static.wixstatic.com/media/b5ba90_60b69d850dbd49088e54b0d43551c965~mv2.jpg</text:p>
          </table:table-cell>
          <table:table-cell table:formula="of:=CONCATENATE([$JSON.$A$1];[.$C32];[$JSON.$B$1];[.$E32];[$JSON.$C$1];[.$F32];[$JSON.$D$1];[.$G32];[$JSON.$E$1];[.$S32];[$JSON.$F$1];[.$T32];[$JSON.$G$1];[.$U32];[$JSON.$H$1];[.$I32];[$JSON.$I$1];[.$K32];[$JSON.$J$1];[.$M32];[$JSON.$K$1];IFERROR([.$P32];&quot;null&quot;);[$JSON.$L$1];[.$O32];[$JSON.$M$1];IFERROR([.$Q32];&quot;null&quot;);[$JSON.$N$1];IFERROR([.$R32];&quot;null&quot;);[$JSON.$O$1];[.$A32];[$JSON.$P$1];[.$B32];[$JSON.$Q$1])" office:value-type="string" office:string-value="{&quot;id&quot;:&quot;SG1_7&quot;,&quot;name&quot;:&quot;ディッキンソニア&quot;,&quot;displayName&quot;:&quot;ディッキンソニア&quot;,&quot;kana&quot;:&quot;でぃっきんそにあ&quot;,&quot;ruleText&quot;:&quot;&quot;,&quot;attributeText&quot;:&quot;湖水¶古代&quot;,&quot;imageUrl&quot;:&quot;https://static.wixstatic.com/media/b5ba90_60b69d850dbd49088e54b0d43551c965~mv2.jpg&quot;,&quot;expansion&quot;:12,&quot;rarity&quot;:1,&quot;type&quot;:1,&quot;level&quot;:2,&quot;color&quot;:4,&quot;ap&quot;:200,&quot;hp&quot;:200,&quot;orderTable&quot;:31,&quot;orderDeck&quot;:8}," calcext:value-type="string">
            <text:p>{"id":"SG1_7","name":"ディッキンソニア","displayName":"ディッキンソニア","kana":"でぃっきんそにあ","ruleText":"","attributeText":"湖水¶古代","imageUrl":"https://static.wixstatic.com/media/b5ba90_60b69d850dbd49088e54b0d43551c965~mv2.jpg","expansion":12,"rarity":1,"type":1,"level":2,"color":4,"ap":200,"hp":200,"orderTable":31,"orderDeck":8},</text:p>
          </table:table-cell>
          <table:table-cell table:number-columns-repeated="1634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CONCATENATE(&quot;SG1_&quot;;[.D33])" office:value-type="string" office:string-value="SG1_8" calcext:value-type="string">
            <text:p>SG1_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トゥリモンストゥルム</text:p>
          </table:table-cell>
          <table:table-cell table:formula="of:=[.E33]" office:value-type="string" office:string-value="トゥリモンストゥルム" calcext:value-type="string">
            <text:p>トゥリモンストゥルム</text:p>
          </table:table-cell>
          <table:table-cell office:value-type="string" calcext:value-type="string">
            <text:p>とぅりもんすとぅるむ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3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3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3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ひるむ</text:p>
          </table:table-cell>
          <table:table-cell office:value-type="string" calcext:value-type="string">
            <text:p>矮小¶湖水¶水生</text:p>
          </table:table-cell>
          <table:table-cell office:value-type="string" calcext:value-type="string">
            <text:p>https://static.wixstatic.com/media/b5ba90_ee0d898816d64ae2857f071b7b3768fa~mv2.jpg</text:p>
          </table:table-cell>
          <table:table-cell table:formula="of:=CONCATENATE([$JSON.$A$1];[.$C33];[$JSON.$B$1];[.$E33];[$JSON.$C$1];[.$F33];[$JSON.$D$1];[.$G33];[$JSON.$E$1];[.$S33];[$JSON.$F$1];[.$T33];[$JSON.$G$1];[.$U33];[$JSON.$H$1];[.$I33];[$JSON.$I$1];[.$K33];[$JSON.$J$1];[.$M33];[$JSON.$K$1];IFERROR([.$P33];&quot;null&quot;);[$JSON.$L$1];[.$O33];[$JSON.$M$1];IFERROR([.$Q33];&quot;null&quot;);[$JSON.$N$1];IFERROR([.$R33];&quot;null&quot;);[$JSON.$O$1];[.$A33];[$JSON.$P$1];[.$B33];[$JSON.$Q$1])" office:value-type="string" office:string-value="{&quot;id&quot;:&quot;SG1_8&quot;,&quot;name&quot;:&quot;トゥリモンストゥルム&quot;,&quot;displayName&quot;:&quot;トゥリモンストゥルム&quot;,&quot;kana&quot;:&quot;とぅりもんすとぅるむ&quot;,&quot;ruleText&quot;:&quot;ひるむ&quot;,&quot;attributeText&quot;:&quot;矮小¶湖水¶水生&quot;,&quot;imageUrl&quot;:&quot;https://static.wixstatic.com/media/b5ba90_ee0d898816d64ae2857f071b7b3768fa~mv2.jpg&quot;,&quot;expansion&quot;:12,&quot;rarity&quot;:1,&quot;type&quot;:1,&quot;level&quot;:1,&quot;color&quot;:4,&quot;ap&quot;:200,&quot;hp&quot;:200,&quot;orderTable&quot;:32,&quot;orderDeck&quot;:3}," calcext:value-type="string">
            <text:p>{"id":"SG1_8","name":"トゥリモンストゥルム","displayName":"トゥリモンストゥルム","kana":"とぅりもんすとぅるむ","ruleText":"ひるむ","attributeText":"矮小¶湖水¶水生","imageUrl":"https://static.wixstatic.com/media/b5ba90_ee0d898816d64ae2857f071b7b3768fa~mv2.jpg","expansion":12,"rarity":1,"type":1,"level":1,"color":4,"ap":200,"hp":200,"orderTable":32,"orderDeck":3},</text:p>
          </table:table-cell>
          <table:table-cell table:number-columns-repeated="1634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CONCATENATE(&quot;SG1_&quot;;[.D34])" office:value-type="string" office:string-value="SG1_9" calcext:value-type="string">
            <text:p>SG1_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太鼓の脈動</text:p>
          </table:table-cell>
          <table:table-cell table:formula="of:=[.E34]" office:value-type="string" office:string-value="太鼓の脈動" calcext:value-type="string">
            <text:p>太鼓の脈動</text:p>
          </table:table-cell>
          <table:table-cell office:value-type="string" calcext:value-type="string">
            <text:p>たいこのみゃくどう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4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34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34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34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魔力を1つ魔力ゾーンにダウンで出す。</text:p>
          </table:table-cell>
          <table:table-cell office:value-type="string" calcext:value-type="string">
            <text:p>活性¶湖水</text:p>
          </table:table-cell>
          <table:table-cell office:value-type="string" calcext:value-type="string">
            <text:p>https://static.wixstatic.com/media/b5ba90_bb43eaf0d42045db8856d90535accbbe~mv2.jpg</text:p>
          </table:table-cell>
          <table:table-cell table:formula="of:=CONCATENATE([$JSON.$A$1];[.$C34];[$JSON.$B$1];[.$E34];[$JSON.$C$1];[.$F34];[$JSON.$D$1];[.$G34];[$JSON.$E$1];[.$S34];[$JSON.$F$1];[.$T34];[$JSON.$G$1];[.$U34];[$JSON.$H$1];[.$I34];[$JSON.$I$1];[.$K34];[$JSON.$J$1];[.$M34];[$JSON.$K$1];IFERROR([.$P34];&quot;null&quot;);[$JSON.$L$1];[.$O34];[$JSON.$M$1];IFERROR([.$Q34];&quot;null&quot;);[$JSON.$N$1];IFERROR([.$R34];&quot;null&quot;);[$JSON.$O$1];[.$A34];[$JSON.$P$1];[.$B34];[$JSON.$Q$1])" office:value-type="string" office:string-value="{&quot;id&quot;:&quot;SG1_9&quot;,&quot;name&quot;:&quot;太鼓の脈動&quot;,&quot;displayName&quot;:&quot;太鼓の脈動&quot;,&quot;kana&quot;:&quot;たいこのみゃくどう&quot;,&quot;ruleText&quot;:&quot;魔力を1つ魔力ゾーンにダウンで出す。&quot;,&quot;attributeText&quot;:&quot;活性¶湖水&quot;,&quot;imageUrl&quot;:&quot;https://static.wixstatic.com/media/b5ba90_bb43eaf0d42045db8856d90535accbbe~mv2.jpg&quot;,&quot;expansion&quot;:12,&quot;rarity&quot;:2,&quot;type&quot;:2,&quot;level&quot;:2,&quot;color&quot;:4,&quot;ap&quot;:null,&quot;hp&quot;:null,&quot;orderTable&quot;:33,&quot;orderDeck&quot;:26}," calcext:value-type="string">
            <text:p>{"id":"SG1_9","name":"太鼓の脈動","displayName":"太鼓の脈動","kana":"たいこのみゃくどう","ruleText":"魔力を1つ魔力ゾーンにダウンで出す。","attributeText":"活性¶湖水","imageUrl":"https://static.wixstatic.com/media/b5ba90_bb43eaf0d42045db8856d90535accbbe~mv2.jpg","expansion":12,"rarity":2,"type":2,"level":2,"color":4,"ap":null,"hp":null,"orderTable":33,"orderDeck":26},</text:p>
          </table:table-cell>
          <table:table-cell table:number-columns-repeated="1634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CONCATENATE(&quot;SG1_&quot;;[.D35])" office:value-type="string" office:string-value="SG1_10" calcext:value-type="string">
            <text:p>SG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氷塊の籠手</text:p>
          </table:table-cell>
          <table:table-cell table:formula="of:=[.E35]" office:value-type="string" office:string-value="氷塊の籠手" calcext:value-type="string">
            <text:p>氷塊の籠手</text:p>
          </table:table-cell>
          <table:table-cell office:value-type="string" calcext:value-type="string">
            <text:p>ひょうかいのこて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5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5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35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style-name="ce11" table:formula="of:=VLOOKUP([.N35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消滅¶これが付いている怪魔のAPとHPを2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edfb981b385145b8a8221f2bb9a3a2be~mv2.jpg</text:p>
          </table:table-cell>
          <table:table-cell table:formula="of:=CONCATENATE([$JSON.$A$1];[.$C35];[$JSON.$B$1];[.$E35];[$JSON.$C$1];[.$F35];[$JSON.$D$1];[.$G35];[$JSON.$E$1];[.$S35];[$JSON.$F$1];[.$T35];[$JSON.$G$1];[.$U35];[$JSON.$H$1];[.$I35];[$JSON.$I$1];[.$K35];[$JSON.$J$1];[.$M35];[$JSON.$K$1];IFERROR([.$P35];&quot;null&quot;);[$JSON.$L$1];[.$O35];[$JSON.$M$1];IFERROR([.$Q35];&quot;null&quot;);[$JSON.$N$1];IFERROR([.$R35];&quot;null&quot;);[$JSON.$O$1];[.$A35];[$JSON.$P$1];[.$B35];[$JSON.$Q$1])" office:value-type="string" office:string-value="{&quot;id&quot;:&quot;SG1_10&quot;,&quot;name&quot;:&quot;氷塊の籠手&quot;,&quot;displayName&quot;:&quot;氷塊の籠手&quot;,&quot;kana&quot;:&quot;ひょうかいのこて&quot;,&quot;ruleText&quot;:&quot;消滅¶これが付いている怪魔のAPとHPを200増やす。&quot;,&quot;attributeText&quot;:&quot;武具&quot;,&quot;imageUrl&quot;:&quot;https://static.wixstatic.com/media/b5ba90_edfb981b385145b8a8221f2bb9a3a2be~mv2.jpg&quot;,&quot;expansion&quot;:12,&quot;rarity&quot;:1,&quot;type&quot;:3,&quot;level&quot;:1,&quot;color&quot;:4,&quot;ap&quot;:null,&quot;hp&quot;:null,&quot;orderTable&quot;:34,&quot;orderDeck&quot;:29}," calcext:value-type="string">
            <text:p>{"id":"SG1_10","name":"氷塊の籠手","displayName":"氷塊の籠手","kana":"ひょうかいのこて","ruleText":"消滅¶これが付いている怪魔のAPとHPを200増やす。","attributeText":"武具","imageUrl":"https://static.wixstatic.com/media/b5ba90_edfb981b385145b8a8221f2bb9a3a2be~mv2.jpg","expansion":12,"rarity":1,"type":3,"level":1,"color":4,"ap":null,"hp":null,"orderTable":34,"orderDeck":29},</text:p>
          </table:table-cell>
          <table:table-cell table:number-columns-repeated="16347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CONCATENATE(&quot;SG1_&quot;;[.D36])" office:value-type="string" office:string-value="SG1_11" calcext:value-type="string">
            <text:p>SG1_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緑の魔力</text:p>
          </table:table-cell>
          <table:table-cell table:formula="of:=[.E36]" office:value-type="string" office:string-value="緑の魔力" calcext:value-type="string">
            <text:p>緑の魔力</text:p>
          </table:table-cell>
          <table:table-cell office:value-type="string" calcext:value-type="string">
            <text:p>みどりのまりょく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6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魔力</text:p>
          </table:table-cell>
          <table:table-cell table:style-name="ce11" table:formula="of:=VLOOKUP([.L36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style-name="ce11" table:formula="of:=VLOOKUP([.N36];[$色番号.$A$1:$色番号.$B$8];2;0)"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https://static.wixstatic.com/media/b5ba90_15b6cd11532e4cdcbfe7a980ca6e0c73~mv2.jpg</text:p>
          </table:table-cell>
          <table:table-cell table:formula="of:=CONCATENATE([$JSON.$A$1];[.$C36];[$JSON.$B$1];[.$E36];[$JSON.$C$1];[.$F36];[$JSON.$D$1];[.$G36];[$JSON.$E$1];[.$S36];[$JSON.$F$1];[.$T36];[$JSON.$G$1];[.$U36];[$JSON.$H$1];[.$I36];[$JSON.$I$1];[.$K36];[$JSON.$J$1];[.$M36];[$JSON.$K$1];IFERROR([.$P36];&quot;null&quot;);[$JSON.$L$1];[.$O36];[$JSON.$M$1];IFERROR([.$Q36];&quot;null&quot;);[$JSON.$N$1];IFERROR([.$R36];&quot;null&quot;);[$JSON.$O$1];[.$A36];[$JSON.$P$1];[.$B36];[$JSON.$Q$1])" office:value-type="string" office:string-value="{&quot;id&quot;:&quot;SG1_11&quot;,&quot;name&quot;:&quot;緑の魔力&quot;,&quot;displayName&quot;:&quot;緑の魔力&quot;,&quot;kana&quot;:&quot;みどりのまりょく&quot;,&quot;ruleText&quot;:&quot;&quot;,&quot;attributeText&quot;:&quot;&quot;,&quot;imageUrl&quot;:&quot;https://static.wixstatic.com/media/b5ba90_15b6cd11532e4cdcbfe7a980ca6e0c73~mv2.jpg&quot;,&quot;expansion&quot;:12,&quot;rarity&quot;:1,&quot;type&quot;:4,&quot;level&quot;:null,&quot;color&quot;:4,&quot;ap&quot;:null,&quot;hp&quot;:null,&quot;orderTable&quot;:35,&quot;orderDeck&quot;:35}," calcext:value-type="string">
            <text:p>{"id":"SG1_11","name":"緑の魔力","displayName":"緑の魔力","kana":"みどりのまりょく","ruleText":"","attributeText":"","imageUrl":"https://static.wixstatic.com/media/b5ba90_15b6cd11532e4cdcbfe7a980ca6e0c73~mv2.jpg","expansion":12,"rarity":1,"type":4,"level":null,"color":4,"ap":null,"hp":null,"orderTable":35,"orderDeck":35},</text:p>
          </table:table-cell>
          <table:table-cell table:number-columns-repeated="16347"/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table:formula="of:=CONCATENATE(&quot;SG1_&quot;;[.D37])" office:value-type="string" office:string-value="SG1_12" calcext:value-type="string">
            <text:p>SG1_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緑の覚醒魔力</text:p>
          </table:table-cell>
          <table:table-cell table:formula="of:=[.E37]" office:value-type="string" office:string-value="緑の覚醒魔力" calcext:value-type="string">
            <text:p>緑の覚醒魔力</text:p>
          </table:table-cell>
          <table:table-cell office:value-type="string" calcext:value-type="string">
            <text:p>みどりのかくせいまりょく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7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3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37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style-name="ce11" table:formula="of:=VLOOKUP([.N37];[$色番号.$A$1:$色番号.$B$8];2;0)"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¶ウォールゾーンから緑のカードが自分の捨て札に置かれるとき、これをウラ向きにすることで、そのカードを捨て札に置く代わりに手札に加えてよい。そうしたら手札を1枚捨てる。</text:p>
          </table:table-cell>
          <table:table-cell/>
          <table:table-cell office:value-type="string" calcext:value-type="string">
            <text:p>https://static.wixstatic.com/media/b5ba90_bc9278a5a8cf4488a76bccc1050e95ec~mv2.jpg</text:p>
          </table:table-cell>
          <table:table-cell table:formula="of:=CONCATENATE([$JSON.$A$1];[.$C37];[$JSON.$B$1];[.$E37];[$JSON.$C$1];[.$F37];[$JSON.$D$1];[.$G37];[$JSON.$E$1];[.$S37];[$JSON.$F$1];[.$T37];[$JSON.$G$1];[.$U37];[$JSON.$H$1];[.$I37];[$JSON.$I$1];[.$K37];[$JSON.$J$1];[.$M37];[$JSON.$K$1];IFERROR([.$P37];&quot;null&quot;);[$JSON.$L$1];[.$O37];[$JSON.$M$1];IFERROR([.$Q37];&quot;null&quot;);[$JSON.$N$1];IFERROR([.$R37];&quot;null&quot;);[$JSON.$O$1];[.$A37];[$JSON.$P$1];[.$B37];[$JSON.$Q$1])" office:value-type="string" office:string-value="{&quot;id&quot;:&quot;SG1_12&quot;,&quot;name&quot;:&quot;緑の覚醒魔力&quot;,&quot;displayName&quot;:&quot;緑の覚醒魔力&quot;,&quot;kana&quot;:&quot;みどりのかくせいまりょく&quot;,&quot;ruleText&quot;:&quot;覚醒魔力¶ウォールゾーンから緑のカードが自分の捨て札に置かれるとき、これをウラ向きにすることで、そのカードを捨て札に置く代わりに手札に加えてよい。そうしたら手札を1枚捨てる。&quot;,&quot;attributeText&quot;:&quot;&quot;,&quot;imageUrl&quot;:&quot;https://static.wixstatic.com/media/b5ba90_bc9278a5a8cf4488a76bccc1050e95ec~mv2.jpg&quot;,&quot;expansion&quot;:12,&quot;rarity&quot;:2,&quot;type&quot;:4,&quot;level&quot;:null,&quot;color&quot;:4,&quot;ap&quot;:null,&quot;hp&quot;:null,&quot;orderTable&quot;:36,&quot;orderDeck&quot;:36}," calcext:value-type="string">
            <text:p>{"id":"SG1_12","name":"緑の覚醒魔力","displayName":"緑の覚醒魔力","kana":"みどりのかくせいまりょく","ruleText":"覚醒魔力¶ウォールゾーンから緑のカードが自分の捨て札に置かれるとき、これをウラ向きにすることで、そのカードを捨て札に置く代わりに手札に加えてよい。そうしたら手札を1枚捨てる。","attributeText":"","imageUrl":"https://static.wixstatic.com/media/b5ba90_bc9278a5a8cf4488a76bccc1050e95ec~mv2.jpg","expansion":12,"rarity":2,"type":4,"level":null,"color":4,"ap":null,"hp":null,"orderTable":36,"orderDeck":36},</text:p>
          </table:table-cell>
          <table:table-cell table:number-columns-repeated="16347"/>
        </table:table-row>
        <table:table-row table:style-name="ro2">
          <table:table-cell table:number-columns-repeated="8"/>
          <table:table-cell table:style-name="ce11"/>
          <table:table-cell table:number-columns-repeated="16360"/>
        </table:table-row>
        <table:table-row table:style-name="ro2" table:number-rows-repeated="1048537">
          <table:table-cell table:number-columns-repeated="16369"/>
        </table:table-row>
        <table:table-row table:style-name="ro2">
          <table:table-cell table:number-columns-repeated="16369"/>
        </table:table-row>
      </table:table>
      <table:table table:name="収録番号" table:style-name="ta1">
        <office:forms form:automatic-focus="false" form:apply-design-mode="false"/>
        <table:table-column table:style-name="co14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承の幻獣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信仰の鬼神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太古の猛獣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ブースターパック第1弾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レアリティ番号" table:style-name="ta1">
        <office:forms form:automatic-focus="false" form:apply-design-mode="false"/>
        <table:table-column table:style-name="co7" table:default-cell-style-name="Default"/>
        <table:table-column table:style-name="co15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R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R</text:p>
          </table:table-cell>
          <table:table-cell office:value-type="float" office:value="8" calcext:value-type="float">
            <text:p>8</text:p>
          </table:table-cell>
        </table:table-row>
      </table:table>
      <table:table table:name="種類番号" table:style-name="ta1">
        <office:forms form:automatic-focus="false" form:apply-design-mode="false"/>
        <table:table-column table:style-name="co8" table:default-cell-style-name="Default"/>
        <table:table-column table:style-name="co15" table:default-cell-style-name="Default"/>
        <table:table-row table:style-name="ro2">
          <table:table-cell office:value-type="string" calcext:value-type="string">
            <text:p>怪魔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呪文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付与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魔力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多色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赤青</text:p>
          </table:table-cell>
          <table:table-cell table:formula="of:=8+16+1+2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青緑</text:p>
          </table:table-cell>
          <table:table-cell table:formula="of:=8+32+2+4"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緑赤</text:p>
          </table:table-cell>
          <table:table-cell table:formula="of:=8+64+4+1" office:value-type="float" office:value="77" calcext:value-type="float">
            <text:p>77</text:p>
          </table:table-cell>
        </table:table-row>
      </table:table>
      <table:table table:name="JSON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{"id":"</text:p>
          </table:table-cell>
          <table:table-cell office:value-type="string" calcext:value-type="string">
            <text:p>","name":"</text:p>
          </table:table-cell>
          <table:table-cell office:value-type="string" calcext:value-type="string">
            <text:p>","displayName":"</text:p>
          </table:table-cell>
          <table:table-cell office:value-type="string" calcext:value-type="string">
            <text:p>","kana":"</text:p>
          </table:table-cell>
          <table:table-cell office:value-type="string" calcext:value-type="string">
            <text:p><text:span text:style-name="T1">"</text:span>,"ruleText":"</text:p>
          </table:table-cell>
          <table:table-cell office:value-type="string" calcext:value-type="string">
            <text:p>","attributeText":"</text:p>
          </table:table-cell>
          <table:table-cell office:value-type="string" calcext:value-type="string">
            <text:p><text:span text:style-name="T1">"</text:span>,"imageUrl":"</text:p>
          </table:table-cell>
          <table:table-cell office:value-type="string" calcext:value-type="string">
            <text:p>","expansion":</text:p>
          </table:table-cell>
          <table:table-cell office:value-type="string" calcext:value-type="string">
            <text:p>,"rarity":</text:p>
          </table:table-cell>
          <table:table-cell office:value-type="string" calcext:value-type="string">
            <text:p>,"type":</text:p>
          </table:table-cell>
          <table:table-cell office:value-type="string" calcext:value-type="string">
            <text:p>,"level":</text:p>
          </table:table-cell>
          <table:table-cell office:value-type="string" calcext:value-type="string">
            <text:p>,"color":</text:p>
          </table:table-cell>
          <table:table-cell office:value-type="string" calcext:value-type="string">
            <text:p><text:span text:style-name="T1">,"ap"</text:span>:</text:p>
          </table:table-cell>
          <table:table-cell office:value-type="string" calcext:value-type="string">
            <text:p><text:span text:style-name="T1">,"hp"</text:span>:</text:p>
          </table:table-cell>
          <table:table-cell office:value-type="string" calcext:value-type="string">
            <text:p>,"orderTable":</text:p>
          </table:table-cell>
          <table:table-cell office:value-type="string" calcext:value-type="string">
            <text:p>,"orderDeck":</text:p>
          </table:table-cell>
          <table:table-cell office:value-type="string" calcext:value-type="string">
            <text:p>},</text:p>
          </table:table-cell>
        </table:table-row>
      </table:table>
      <table:named-expressions/>
      <table:database-ranges>
        <table:database-range table:name="__Anonymous_Sheet_DB__0" table:target-range-address="Sheet1.A1:Sheet1.V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00/00/00</text:date>, <text:time style:data-style-name="N2" text:time-value="10:22:36.06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5-09-21T10:23:18.836000000</dc:date>
    <meta:editing-duration>PT20H35M45S</meta:editing-duration>
    <meta:editing-cycles>652</meta:editing-cycles>
    <meta:generator>LibreOffice/7.5.3.2$Windows_X86_64 LibreOffice_project/9f56dff12ba03b9acd7730a5a481eea045e468f3</meta:generator>
    <meta:document-statistic meta:table-count="6" meta:cell-count="847" meta:object-count="0"/>
  </office:meta>
</office:document-meta>
</file>